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lbany AMT" svg:font-family="'Albany AM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25a8d4" officeooo:paragraph-rsid="0025a8d4"/>
    </style:style>
    <style:style style:name="P2" style:family="paragraph" style:parent-style-name="Header">
      <style:text-properties officeooo:rsid="0025a8d4" officeooo:paragraph-rsid="00294f39"/>
    </style:style>
    <style:style style:name="P3" style:family="paragraph" style:parent-style-name="Header">
      <style:text-properties officeooo:paragraph-rsid="00294f39"/>
    </style:style>
    <style:style style:name="P4" style:family="paragraph" style:parent-style-name="Footer">
      <style:paragraph-properties fo:margin-left="0cm" fo:margin-right="0cm" fo:text-indent="0cm" style:auto-text-indent="false">
        <style:tab-stops>
          <style:tab-stop style:position="8.772cm" style:type="center"/>
          <style:tab-stop style:position="17.5cm" style:type="right"/>
        </style:tab-stops>
      </style:paragraph-properties>
      <style:text-properties officeooo:paragraph-rsid="001b7c72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9af09"/>
    </style:style>
    <style:style style:name="P6" style:family="paragraph" style:parent-style-name="Nivå_20_2">
      <style:paragraph-properties fo:margin-left="0cm" fo:margin-right="0cm" fo:text-indent="0cm" style:auto-text-indent="false"/>
      <style:text-properties officeooo:paragraph-rsid="0019af09"/>
    </style:style>
    <style:style style:name="P7" style:family="paragraph" style:parent-style-name="Heading_20_1">
      <style:paragraph-properties fo:margin-left="0cm" fo:margin-right="0cm" fo:text-indent="0cm" style:auto-text-indent="false" fo:break-before="page"/>
      <style:text-properties officeooo:paragraph-rsid="0019af09"/>
    </style:style>
    <style:style style:name="P8" style:family="paragraph" style:parent-style-name="Standard">
      <style:paragraph-properties fo:text-align="center" style:justify-single-word="false"/>
      <style:text-properties officeooo:paragraph-rsid="0019af09"/>
    </style:style>
    <style:style style:name="P9" style:family="paragraph" style:parent-style-name="Standard">
      <style:paragraph-properties fo:text-align="center" style:justify-single-word="false"/>
      <style:text-properties fo:font-size="32pt" officeooo:paragraph-rsid="0019af09" style:font-size-asian="32pt" style:font-size-complex="32pt"/>
    </style:style>
    <style:style style:name="P10" style:family="paragraph" style:parent-style-name="Standard">
      <style:text-properties fo:font-style="italic" officeooo:rsid="0014e29a" officeooo:paragraph-rsid="0019af09" style:font-style-asian="italic" style:font-style-complex="italic"/>
    </style:style>
    <style:style style:name="P11" style:family="paragraph" style:parent-style-name="Standard">
      <style:text-properties fo:font-style="italic" officeooo:paragraph-rsid="0019af09" style:font-style-asian="italic" style:font-style-complex="italic"/>
    </style:style>
    <style:style style:name="P12" style:family="paragraph" style:parent-style-name="Standard">
      <style:text-properties fo:language="sv" fo:country="SE" officeooo:paragraph-rsid="0019af09"/>
    </style:style>
    <style:style style:name="P13" style:family="paragraph" style:parent-style-name="Standard">
      <style:text-properties officeooo:rsid="0014e29a" officeooo:paragraph-rsid="0019af09"/>
    </style:style>
    <style:style style:name="P14" style:family="paragraph" style:parent-style-name="Standard">
      <style:text-properties officeooo:paragraph-rsid="0019af09"/>
    </style:style>
    <style:style style:name="P15" style:family="paragraph" style:parent-style-name="Standard">
      <style:text-properties officeooo:paragraph-rsid="00244c78"/>
    </style:style>
    <style:style style:name="P16" style:family="paragraph" style:parent-style-name="Nivå_20_2">
      <style:paragraph-properties fo:break-before="page"/>
      <style:text-properties officeooo:paragraph-rsid="0019af09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fo:font-style="italic" officeooo:rsid="0014e29a" officeooo:paragraph-rsid="0019af09" style:font-style-asian="italic" style:font-style-complex="italic"/>
    </style:style>
    <style:style style:name="P19" style:family="paragraph" style:parent-style-name="Heading_20_1">
      <style:paragraph-properties fo:break-before="page"/>
      <style:text-properties officeooo:rsid="0019c82e" officeooo:paragraph-rsid="0019af09"/>
    </style:style>
    <style:style style:name="P20" style:family="paragraph" style:parent-style-name="Heading_20_1">
      <style:paragraph-properties fo:break-before="page"/>
      <style:text-properties officeooo:paragraph-rsid="0019af09"/>
    </style:style>
    <style:style style:name="P21" style:family="paragraph" style:parent-style-name="Heading_20_1">
      <style:paragraph-properties fo:break-before="page"/>
      <style:text-properties fo:font-weight="normal" officeooo:paragraph-rsid="0019af09" style:font-weight-asian="normal" style:font-weight-complex="normal"/>
    </style:style>
    <style:style style:name="P22" style:family="paragraph" style:parent-style-name="Heading_20_2">
      <style:paragraph-properties fo:break-before="page"/>
      <style:text-properties officeooo:paragraph-rsid="0019af09"/>
    </style:style>
    <style:style style:name="P23" style:family="paragraph" style:parent-style-name="Nivå_20_3">
      <style:paragraph-properties fo:break-before="page"/>
      <style:text-properties officeooo:paragraph-rsid="0019af09"/>
    </style:style>
    <style:style style:name="P24" style:family="paragraph" style:parent-style-name="Nivå_20_1">
      <style:text-properties officeooo:paragraph-rsid="0019af09"/>
    </style:style>
    <style:style style:name="P25" style:family="paragraph" style:parent-style-name="Nivå_20_1">
      <style:text-properties officeooo:rsid="002eccdf" officeooo:paragraph-rsid="002eccdf"/>
    </style:style>
    <style:style style:name="P26" style:family="paragraph" style:parent-style-name="Nivå_20_1">
      <style:text-properties officeooo:paragraph-rsid="00244c78"/>
    </style:style>
    <style:style style:name="P27" style:family="paragraph" style:parent-style-name="Nivå_20_2">
      <style:text-properties fo:language="sv" fo:country="SE" officeooo:paragraph-rsid="0019af09"/>
    </style:style>
    <style:style style:name="P28" style:family="paragraph" style:parent-style-name="Nivå_20_2">
      <style:text-properties officeooo:paragraph-rsid="0019af09"/>
    </style:style>
    <style:style style:name="P29" style:family="paragraph" style:parent-style-name="Nivå_20_2">
      <style:text-properties officeooo:paragraph-rsid="00244c78"/>
    </style:style>
    <style:style style:name="P30" style:family="paragraph" style:parent-style-name="Nivå_20_2">
      <style:text-properties officeooo:rsid="002eccdf" officeooo:paragraph-rsid="002eccdf"/>
    </style:style>
    <style:style style:name="P31" style:family="paragraph" style:parent-style-name="Nivå_20_2">
      <style:text-properties officeooo:rsid="002f774e" officeooo:paragraph-rsid="002f774e"/>
    </style:style>
    <style:style style:name="P32" style:family="paragraph" style:parent-style-name="Nivå_20_2">
      <style:text-properties officeooo:rsid="0035593b" officeooo:paragraph-rsid="0035593b"/>
    </style:style>
    <style:style style:name="P33" style:family="paragraph" style:parent-style-name="Huvudgrupper">
      <style:text-properties officeooo:paragraph-rsid="0019af09"/>
    </style:style>
    <style:style style:name="P34" style:family="paragraph" style:parent-style-name="Nivå_20_3">
      <style:text-properties fo:language="sv" fo:country="SE" officeooo:paragraph-rsid="0019af09"/>
    </style:style>
    <style:style style:name="P35" style:family="paragraph" style:parent-style-name="Nivå_20_3">
      <style:text-properties officeooo:paragraph-rsid="0019af09"/>
    </style:style>
    <style:style style:name="P36" style:family="paragraph" style:parent-style-name="Nivå_20_3">
      <style:text-properties officeooo:paragraph-rsid="00244c78"/>
    </style:style>
    <style:style style:name="P37" style:family="paragraph" style:parent-style-name="Nivå_20_3">
      <style:text-properties officeooo:rsid="002d2a72" officeooo:paragraph-rsid="002d2a72"/>
    </style:style>
    <style:style style:name="P38" style:family="paragraph" style:parent-style-name="Nivå_20_3">
      <style:text-properties officeooo:rsid="002f774e" officeooo:paragraph-rsid="002f774e"/>
    </style:style>
    <style:style style:name="P39" style:family="paragraph" style:parent-style-name="Nivå_20_3">
      <style:text-properties officeooo:rsid="00316ab9" officeooo:paragraph-rsid="00316ab9"/>
    </style:style>
    <style:style style:name="P40" style:family="paragraph" style:parent-style-name="Nivå_20_3">
      <style:text-properties officeooo:rsid="0035593b" officeooo:paragraph-rsid="0035593b"/>
    </style:style>
    <style:style style:name="P41" style:family="paragraph" style:parent-style-name="Nivå_20_4">
      <style:text-properties fo:language="sv" fo:country="SE" officeooo:paragraph-rsid="0019af09"/>
    </style:style>
    <style:style style:name="P42" style:family="paragraph" style:parent-style-name="Nivå_20_4">
      <style:text-properties officeooo:paragraph-rsid="0019af09"/>
    </style:style>
    <style:style style:name="P43" style:family="paragraph" style:parent-style-name="Nivå_20_4">
      <style:text-properties style:font-name="Verdana1"/>
    </style:style>
    <style:style style:name="P44" style:family="paragraph" style:parent-style-name="Nivå_20_4">
      <style:text-properties style:font-name="Verdana1" fo:font-size="8pt" style:font-size-asian="8pt" style:font-size-complex="8pt"/>
    </style:style>
    <style:style style:name="P45" style:family="paragraph" style:parent-style-name="Nivå_20_4">
      <style:text-properties style:font-name="Verdana1" fo:font-size="10pt" style:font-size-asian="10pt" style:font-size-complex="10pt"/>
    </style:style>
    <style:style style:name="P46" style:family="paragraph" style:parent-style-name="Nivå_20_4">
      <style:text-properties officeooo:paragraph-rsid="00244c78"/>
    </style:style>
    <style:style style:name="P47" style:family="paragraph" style:parent-style-name="Nivå_20_5">
      <style:text-properties fo:language="sv" fo:country="SE" officeooo:paragraph-rsid="0019af09"/>
    </style:style>
    <style:style style:name="P48" style:family="paragraph" style:parent-style-name="Nivå_20_5">
      <style:text-properties officeooo:paragraph-rsid="0019af09"/>
    </style:style>
    <style:style style:name="P49" style:family="paragraph" style:parent-style-name="Nivå_20_5">
      <style:text-properties officeooo:paragraph-rsid="00244c78"/>
    </style:style>
    <style:style style:name="P50" style:family="paragraph" style:parent-style-name="Nivå_20_5">
      <style:text-properties fo:font-style="normal" officeooo:rsid="00244c78" officeooo:paragraph-rsid="00244c78" style:font-style-asian="normal" style:font-style-complex="normal"/>
    </style:style>
    <style:style style:name="P51" style:family="paragraph" style:parent-style-name="Nivå_20_5">
      <style:text-properties officeooo:paragraph-rsid="0035593b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officeooo:rsid="001da45f" officeooo:paragraph-rsid="0019af09"/>
    </style:style>
    <style:style style:name="P53" style:family="paragraph" style:parent-style-name="Standard">
      <style:paragraph-properties fo:text-align="center" style:justify-single-word="false"/>
      <style:text-properties fo:font-size="28pt" officeooo:rsid="0017e160" officeooo:paragraph-rsid="0019af09" style:font-size-asian="28pt" style:font-size-complex="28pt"/>
    </style:style>
    <style:style style:name="P54" style:family="paragraph" style:parent-style-name="Nivå_20_1">
      <style:paragraph-properties fo:margin-left="0cm" fo:margin-right="0cm" fo:text-indent="0cm" style:auto-text-indent="false"/>
      <style:text-properties fo:language="sv" fo:country="SE" officeooo:paragraph-rsid="00316ab9"/>
    </style:style>
    <style:style style:name="P55" style:family="paragraph" style:parent-style-name="Heading_20_1" style:master-page-name="Right_20_Page">
      <style:paragraph-properties style:page-number="auto"/>
    </style:style>
    <style:style style:name="P56" style:family="paragraph" style:parent-style-name="Heading_20_1" style:master-page-name="Right_20_Page">
      <style:paragraph-properties fo:margin-left="0cm" fo:margin-right="0cm" fo:text-indent="0cm" style:auto-text-indent="false" style:page-number="auto"/>
      <style:text-properties officeooo:paragraph-rsid="0019af09"/>
    </style:style>
    <style:style style:name="P57" style:family="paragraph" style:parent-style-name="Nivå_20_4">
      <style:text-properties officeooo:paragraph-rsid="003a652d"/>
    </style:style>
    <style:style style:name="P58" style:family="paragraph" style:parent-style-name="Nivå_20_4">
      <style:paragraph-properties fo:break-before="page"/>
      <style:text-properties officeooo:paragraph-rsid="003a652d"/>
    </style:style>
    <style:style style:name="P59" style:family="paragraph" style:parent-style-name="Nivå_20_5">
      <style:text-properties officeooo:rsid="0035593b" officeooo:paragraph-rsid="0035593b"/>
    </style:style>
    <style:style style:name="P60" style:family="paragraph" style:parent-style-name="Nivå_20_5b">
      <style:text-properties fo:font-style="italic" style:font-style-asian="italic" style:font-style-complex="italic"/>
    </style:style>
    <style:style style:name="P61" style:family="paragraph" style:parent-style-name="Nivå_20_5b" style:list-style-name="L1"/>
    <style:style style:name="T1" style:family="text">
      <style:text-properties officeooo:rsid="0028f29f"/>
    </style:style>
    <style:style style:name="T2" style:family="text">
      <style:text-properties officeooo:rsid="0025a8d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sv" fo:country="SE"/>
    </style:style>
    <style:style style:name="T6" style:family="text">
      <style:text-properties style:font-name="Times New Roman" fo:font-size="10pt" fo:language="sv" fo:country="SE" style:font-size-asian="10pt" style:font-size-complex="10pt"/>
    </style:style>
    <style:style style:name="T7" style:family="text">
      <style:text-properties style:font-name="Verdana1" fo:font-size="12pt" fo:language="sv" fo:country="SE" officeooo:rsid="0015e25b" style:font-size-asian="12pt" style:font-size-complex="12pt"/>
    </style:style>
    <style:style style:name="T8" style:family="text">
      <style:text-properties style:font-name="Verdana1" fo:font-size="8pt" fo:language="sv" fo:country="SE" officeooo:rsid="0015e25b" style:font-size-asian="8pt" style:font-size-complex="8pt"/>
    </style:style>
    <style:style style:name="T9" style:family="text">
      <style:text-properties style:font-name="Verdana1" fo:font-size="10pt" style:font-size-asian="10pt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44c78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Verdana1" fo:font-size="8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font-name="Verdana1" fo:font-size="8pt" style:text-underline-style="none" fo:font-weight="normal" style:text-blinking="false" fo:background-color="transparent" loext:char-shading-value="0" style:font-size-asian="8pt" style:font-size-complex="8pt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officeooo:rsid="0035593b"/>
    </style:style>
    <style:style style:name="T18" style:family="text">
      <style:text-properties officeooo:rsid="00357ff1"/>
    </style:style>
    <style:style style:name="T19" style:family="text">
      <style:text-properties officeooo:rsid="00373f0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itle>Librix</text:title></text:p>
      <text:p text:style-name="P9"/>
      <text:p text:style-name="P9">Version <text:s/><text:user-defined style:data-style-name="N0" text:name="Version">2.1</text:user-defined></text:p>
      <text:p text:style-name="P9"/>
      <text:p text:style-name="P53"><text:user-defined style:data-style-name="N0" text:name="Skapad">201512</text:user-defined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v: <text:user-defined style:data-style-name="N0" text:name="Av">Christopher Leonardsson</text:user-defined></text:p>
      <text:p text:style-name="P8"/>
      <text:p text:style-name="P17"/>
      <text:p text:style-name="P55">Huvudgrupper</text:p>
      <text:p text:style-name="P5"/>
      <text:p text:style-name="P33">A.<text:tab/>Allmänt och blandat</text:p>
      <text:p text:style-name="P33">B.<text:tab/>Språkvetenskap</text:p>
      <text:p text:style-name="P33">C.<text:tab/>Religion med <text:s/>mytologi</text:p>
      <text:p text:style-name="P33">D.<text:tab/>Filosofi med psykologi</text:p>
      <text:p text:style-name="P33">E.<text:tab/>Samhälls- med rättsvetenskap och ekonomi</text:p>
      <text:p text:style-name="P33">F.<text:tab/>Bibliotek med böcker, skrift och arkiv</text:p>
      <text:p text:style-name="P33">G.<text:tab/>Historia och arkeologi</text:p>
      <text:p text:style-name="P33">H.<text:tab/>Etnolog</text:p>
      <text:p text:style-name="P33">I.<text:tab/>Arkeologi</text:p>
      <text:p text:style-name="Huvudgrupper">J.<text:tab/>Geografi med lokalhistoria</text:p>
      <text:p text:style-name="P33">K.<text:tab/>Genealogi och hembygdsforskning med Bibliografi</text:p>
      <text:p text:style-name="P33">M.<text:tab/>Fiske med jakt</text:p>
      <text:p text:style-name="P33">N.<text:tab/>Hobby</text:p>
      <text:p text:style-name="P33">O.<text:tab/>Datalogi</text:p>
      <text:p text:style-name="P33">P.<text:tab/>Matematik</text:p>
      <text:p text:style-name="P33">Q.<text:tab/>Naturvetenskap med teknologi</text:p>
      <text:p text:style-name="P33">R.<text:tab/>Medicin</text:p>
      <text:p text:style-name="P33">S.<text:tab/>Musik, konst, arkitektur, film och teater</text:p>
      <text:p text:style-name="P33">T.<text:tab/>Skönlitteratur</text:p>
      <text:p text:style-name="P33">U.<text:tab/>Litteraturvetenskap</text:p>
      <text:p text:style-name="P5"/>
      <text:p text:style-name="P5"/>
      <text:p text:style-name="P5"/>
      <text:p text:style-name="P7"/>
      <text:p text:style-name="P56"><text:toc-mark-start text:id="IMark67874088" text:outline-level="1"/>Tilläggskoder<text:toc-mark-end text:id="IMark67874088"/></text:p>
      <text:p text:style-name="P14"/>
      <text:section text:style-name="Sect1" text:name="Område30">
        <text:p text:style-name="P28"><text:toc-mark-start text:id="IMark68471080" text:outline-level="2"/>Alm. tilläggskoder <text:toc-mark-end text:id="IMark68471080"/></text:p>
        <text:p text:style-name="P42">z<text:tab/>Alm. underkod vid en enskild företeelse t.ex. <text:span text:style-name="T3">Kbaz Larsson, Carl<text:line-break/></text:span><text:span text:style-name="T4">(Kan sättas på religioner)</text:span></text:p>
        <text:p text:style-name="P42">-<text:tab/>Kan sättas mellan huvudkoden och en platskod. (Ex: Gks-a betyder svensk arbetarhistoria.)</text:p>
        <text:p text:style-name="P48"/>
        <text:p text:style-name="P48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</text:section>
      <text:p text:style-name="P14"/>
      <text:section text:style-name="Sect1" text:name="Område29">
        <text:p text:style-name="P28"><text:toc-mark-start text:id="IMark67873800" text:outline-level="2"/>Parenteskoder<text:toc-mark-end text:id="IMark67873800"/></text:p>
        <text:p text:style-name="Nivå_20_4">(a)<text:tab/>Atlas</text:p>
        <text:p text:style-name="Nivå_20_4">(b)<text:tab/>Bildverk</text:p>
        <text:p text:style-name="Nivå_20_4">(p) <text:tab/>Pariodica (tidskrifter m.fl. periodvis utgivna publikation)</text:p>
        <text:p text:style-name="Nivå_20_4">(s)<text:tab/>Samlingar t.ex. antologier</text:p>
        <text:p text:style-name="Nivå_20_4">(u)<text:tab/>Urkund</text:p>
        <text:p text:style-name="Nivå_20_4">(x)<text:tab/>Uppslagsverk, lexikon m.m.</text:p>
        <text:p text:style-name="Nivå_20_4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</text:section>
      <text:p text:style-name="P14"/>
      <text:section text:style-name="Sect1" text:name="Område1">
        <text:p text:style-name="P28"><text:toc-mark-start text:id="IMark67889736" text:outline-level="2"/>Olika synpunkter på ämnet<text:toc-mark-end text:id="IMark67889736"/></text:p>
        <text:p text:style-name="P48">:f<text:tab/>Filosofiska</text:p>
        <text:p text:style-name="P48">:h<text:tab/>His<text:span text:style-name="T5">toria</text:span></text:p>
        <text:p text:style-name="P47">:i<text:tab/>Institution</text:p>
        <text:p text:style-name="P48">:m<text:tab/>Teori och metodlära</text:p>
        <text:p text:style-name="P48">:ps<text:tab/>Psykologiska</text:p>
        <text:p text:style-name="P48">:s<text:tab/>Sociologiska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</text:section>
      <text:p text:style-name="P14"><text:span text:style-name="ex"><text:span text:style-name="T6"/></text:span></text:p>
      <text:section text:style-name="Sect1" text:name="Område8">
        <text:p text:style-name="P28"><text:span text:style-name="ex"><text:span text:style-name="T7">Språk</text:span></text:span></text:p>
        <text:p text:style-name="P42"><text:span text:style-name="ex"><text:span text:style-name="T8">a<text:tab/>Svenska</text:span></text:span></text:p>
        <text:p text:style-name="P42"><text:span text:style-name="ex"><text:span text:style-name="T8">aa<text:tab/>Fornsvenska</text:span></text:span></text:p>
        <text:p text:style-name="P42"><text:span text:style-name="ex"><text:span text:style-name="T8">b<text:tab/>Nordiska språk alm.</text:span></text:span></text:p>
        <text:p text:style-name="P42"><text:span text:style-name="ex"><text:span text:style-name="T8">ba<text:tab/>Danska</text:span></text:span></text:p>
        <text:p text:style-name="P42"><text:span text:style-name="ex"><text:span text:style-name="T8">bb<text:tab/>Norska</text:span></text:span></text:p>
        <text:p text:style-name="P42"><text:span text:style-name="ex"><text:span text:style-name="T8">bba<text:tab/>Bokmål</text:span></text:span></text:p>
        <text:p text:style-name="P42"><text:span text:style-name="ex"><text:span text:style-name="T8">bbb<text:tab/>Ny norsk</text:span></text:span></text:p>
        <text:p text:style-name="P42"><text:span text:style-name="ex"><text:span text:style-name="T8">bc<text:tab/>Isländska</text:span></text:span></text:p>
        <text:p text:style-name="P42"><text:span text:style-name="ex"><text:span text:style-name="T8">bd<text:tab/>Färöiska</text:span></text:span></text:p>
        <text:p text:style-name="P42"><text:span text:style-name="ex"><text:span text:style-name="T8">be<text:tab/>Fornnordiska</text:span></text:span></text:p>
        <text:p text:style-name="P42"><text:span text:style-name="ex"><text:span text:style-name="T8">c<text:tab/>Engelska</text:span></text:span></text:p>
        <text:p text:style-name="P42"><text:span text:style-name="ex"><text:span text:style-name="T8">ca<text:tab/>Fornengelska (Anglosaxiska)</text:span></text:span></text:p>
        <text:p text:style-name="P42"><text:span text:style-name="ex"><text:span text:style-name="T8">cb<text:tab/>Medelengelska </text:span></text:span></text:p>
        <text:p text:style-name="P42"><text:span text:style-name="ex"><text:span text:style-name="T8">d<text:tab/>Germanska språk alm.</text:span></text:span></text:p>
        <text:p text:style-name="P42"><text:span text:style-name="ex"><text:span text:style-name="T8">da<text:tab/>Tyska</text:span></text:span></text:p>
        <text:p text:style-name="P42"><text:span text:style-name="ex"><text:span text:style-name="T8">e<text:tab/>Franska</text:span></text:span></text:p>
        <text:p text:style-name="P42"><text:span text:style-name="ex"><text:span text:style-name="T8">f<text:tab/>Italienska</text:span></text:span></text:p>
        <text:p text:style-name="P42"><text:span text:style-name="ex"><text:span text:style-name="T8">g<text:tab/>Latinska språk alm.</text:span></text:span></text:p>
        <text:p text:style-name="P42"><text:span text:style-name="ex"><text:span text:style-name="T8">ga<text:tab/>Spanska </text:span></text:span></text:p>
        <text:p text:style-name="P42"><text:span text:style-name="ex"><text:span text:style-name="T8">gb<text:tab/>Portugisiska</text:span></text:span></text:p>
        <text:p text:style-name="P42"><text:span text:style-name="ex"><text:span text:style-name="T8">h<text:tab/>Latin och grekiska</text:span></text:span></text:p>
        <text:p text:style-name="P42"><text:span text:style-name="ex"><text:span text:style-name="T8">ha<text:tab/>Grekiska</text:span></text:span></text:p>
        <text:p text:style-name="P42"><text:span text:style-name="ex"><text:span text:style-name="T8">hb<text:tab/>Nygrekiska</text:span></text:span></text:p>
        <text:p text:style-name="P42"><text:span text:style-name="ex"><text:span text:style-name="T8">hc<text:tab/>Latin</text:span></text:span></text:p>
        <text:p text:style-name="P42"><text:span text:style-name="ex"><text:span text:style-name="T8">hd<text:tab/>Fornitaliska språk </text:span></text:span></text:p>
        <text:p text:style-name="Nivå_20_4"><text:span text:style-name="ex"><text:span text:style-name="T8">i<text:tab/>Keltiska språk</text:span></text:span></text:p>
        <text:p text:style-name="P43"><text:bookmark text:name="docs-internal-guid-23386f3a-bb46-e279-6d39-66ac4f43f43c"/><text:span text:style-name="T16">ia</text:span><text:span text:style-name="T13"> <text:tab/></text:span><text:span text:style-name="T16">Ökältspråk</text:span></text:p>
        <text:p text:style-name="P43"><text:span text:style-name="T16">iaa</text:span><text:span text:style-name="T13"> <text:tab/></text:span><text:span text:style-name="T16">Gäliska språk</text:span></text:p>
        <text:p text:style-name="P43"><text:span text:style-name="T16">iaaa</text:span><text:span text:style-name="T13"> <text:tab/></text:span><text:span text:style-name="T16">Skotsk gäliska</text:span></text:p>
        <text:p text:style-name="Nivå_20_4"><text:span text:style-name="T14">iaab</text:span><text:span text:style-name="T15"> <text:tab/></text:span><text:span text:style-name="T14">Iriska</text:span></text:p>
        <text:p text:style-name="Nivå_20_4"><text:span text:style-name="ex"><text:span text:style-name="T8">j<text:tab/>Slaviska språk</text:span></text:span></text:p>
        <text:p text:style-name="Nivå_20_4"><text:span text:style-name="ex"><text:span text:style-name="T8">ja<text:tab/>Ryska</text:span></text:span></text:p>
        <text:p text:style-name="Nivå_20_4"><text:span text:style-name="ex"><text:span text:style-name="T8">k<text:tab/>Indoeuropeiska språk alm.</text:span></text:span></text:p>
        <text:p text:style-name="Nivå_20_4"><text:span text:style-name="ex"><text:span text:style-name="T8">ka<text:tab/>Baltiska språk</text:span></text:span></text:p>
        <text:p text:style-name="Nivå_20_4"><text:span text:style-name="ex"><text:span text:style-name="T8">l<text:tab/>Finskugriska språk alm.</text:span></text:span></text:p>
        <text:p text:style-name="Nivå_20_4"><text:span text:style-name="ex"><text:span text:style-name="T8">la<text:tab/>Finska</text:span></text:span></text:p>
        <text:p text:style-name="Nivå_20_4"><text:span text:style-name="ex"><text:span text:style-name="T8">m<text:tab/>Semietiska språk</text:span></text:span></text:p>
        <text:p text:style-name="Nivå_20_4"><text:span text:style-name="ex"><text:span text:style-name="T8">n<text:tab/>Asiatiska språk</text:span></text:span></text:p>
        <text:p text:style-name="Nivå_20_4"><text:span text:style-name="ex"><text:span text:style-name="T8">o<text:tab/>Övriga språk</text:span></text:span></text:p>
      </text:section>
      <text:p text:style-name="Nivå_20_4"/>
      <text:section text:style-name="Sect1" text:name="Område2">
        <text:p text:style-name="P16"><text:toc-mark-start text:id="IMark63614264" text:outline-level="2"/>Platser<text:toc-mark-end text:id="IMark63614264"/></text:p>
        <text:p text:style-name="P48">a<text:tab/>Sverige</text:p>
        <text:p text:style-name="P48">aa<text:tab/>Götaland</text:p>
        <text:p text:style-name="P48">aaa<text:tab/>Skåne</text:p>
        <text:p text:style-name="P48">aab<text:tab/>Blekinge</text:p>
        <text:p text:style-name="P48">aac<text:tab/>Halland</text:p>
        <text:p text:style-name="P48">aad<text:tab/>Småland</text:p>
        <text:p text:style-name="P48">aae<text:tab/>Västergötland</text:p>
        <text:p text:style-name="P48">aaf<text:tab/>Östergötland</text:p>
        <text:p text:style-name="P48">aag<text:tab/>Bohuslän</text:p>
        <text:p text:style-name="P48">aah<text:tab/>Dalsland</text:p>
        <text:p text:style-name="P48">aai<text:tab/>Öland</text:p>
        <text:p text:style-name="P48">aaj<text:tab/>Gotland</text:p>
        <text:p text:style-name="P48">aak<text:tab/>Göteborg</text:p>
        <text:p text:style-name="P48">ab<text:tab/>Svealand</text:p>
        <text:p text:style-name="P48">aba<text:tab/>Stockholm</text:p>
        <text:p text:style-name="P48">abb<text:tab/>Uppland</text:p>
        <text:p text:style-name="P48">abc<text:tab/>Södermanland</text:p>
        <text:p text:style-name="P48">abd<text:tab/>Närke</text:p>
        <text:p text:style-name="P48">abe<text:tab/>Västmanland</text:p>
        <text:p text:style-name="P48">abf<text:tab/>Dalarna</text:p>
        <text:p text:style-name="P48">abg<text:tab/>Värmland</text:p>
        <text:p text:style-name="P48">ac<text:tab/>Norrland</text:p>
        <text:p text:style-name="P48">aca<text:tab/>Gästrikland</text:p>
        <text:p text:style-name="P48">acb<text:tab/>Hälsingland</text:p>
        <text:p text:style-name="P48">acc<text:tab/>Jämtland</text:p>
        <text:p text:style-name="P48">acd<text:tab/>Härjedalen</text:p>
        <text:p text:style-name="P48">ace<text:tab/>Medelpad</text:p>
        <text:p text:style-name="P48">acf<text:tab/>Ångermanland</text:p>
        <text:p text:style-name="P48">acg<text:tab/>Västerbotten</text:p>
        <text:p text:style-name="P48">ach<text:tab/>Norrbotten</text:p>
        <text:p text:style-name="P48">aci<text:tab/>Lappland</text:p>
        <text:p text:style-name="P48"/>
        <text:p text:style-name="P48">b<text:tab/>Norden (utom Sverige)</text:p>
        <text:p text:style-name="P48">ba<text:tab/>Danmark</text:p>
        <text:p text:style-name="P48">bb<text:tab/>Norge</text:p>
        <text:p text:style-name="P48">bc<text:tab/>Island</text:p>
        <text:p text:style-name="P48">bd<text:tab/>Finland</text:p>
        <text:p text:style-name="P48"/>
        <text:p text:style-name="P48">c<text:tab/>Europa</text:p>
        <text:p text:style-name="P48">ca<text:tab/>Brittiska öarna (Storbritannien)</text:p>
        <text:p text:style-name="P48">caa<text:tab/>England</text:p>
        <text:p text:style-name="P48">cab<text:tab/>Skottland</text:p>
        <text:p text:style-name="P48">cac<text:tab/>Wales</text:p>
        <text:p text:style-name="P48">cad<text:tab/>Kanalöarna m.m.</text:p>
        <text:p text:style-name="P48">cae<text:tab/>Irland (med Nordirland)</text:p>
        <text:p text:style-name="P48">cb<text:tab/>Tyskland</text:p>
        <text:p text:style-name="P48">cc<text:tab/>Frankrike</text:p>
        <text:p text:style-name="P48">cd<text:tab/>Övriga västeuropa</text:p>
        <text:p text:style-name="P48">cda<text:tab/>Nederländerna</text:p>
        <text:p text:style-name="P48">ce<text:tab/>Spanien</text:p>
        <text:p text:style-name="P48">cf<text:tab/>Italien</text:p>
        <text:p text:style-name="P48">cfa<text:tab/>Rom inkl. Vatikanstaten</text:p>
        <text:p text:style-name="Nivå_20_4"><text:tab/><text:span text:style-name="T3">hit även hist. kyrkostaten</text:span></text:p>
        <text:p text:style-name="P48">cfb<text:tab/>Florens och Toscana</text:p>
        <text:p text:style-name="P48">cfc<text:tab/>San Marino</text:p>
        <text:p text:style-name="P48">cfd<text:tab/>Neapel</text:p>
        <text:p text:style-name="P48">cfe<text:tab/>Sicilien </text:p>
        <text:p text:style-name="P48">cff<text:tab/>Genua</text:p>
        <text:p text:style-name="P48">cfg<text:tab/>Venedig</text:p>
        <text:p text:style-name="P48">cfh<text:tab/>Sardinien</text:p>
        <text:p text:style-name="P48">cg<text:tab/>Grekland</text:p>
        <text:p text:style-name="P48">ch<text:tab/>Övriga sydeuropa</text:p>
        <text:p text:style-name="P48">cha<text:tab/>Portugal</text:p>
        <text:p text:style-name="P48">ci<text:tab/>Baltikum</text:p>
        <text:p text:style-name="P48">cj<text:tab/>Ryssland (inkl. Sovjet unionen)</text:p>
        <text:p text:style-name="P48">ck<text:tab/>Polen</text:p>
        <text:p text:style-name="P48">cl<text:tab/>Ukraina</text:p>
        <text:p text:style-name="P48">cm<text:tab/>Övriga östeuropa</text:p>
        <text:p text:style-name="P48">ch<text:tab/>Balkan</text:p>
        <text:p text:style-name="P48">cna<text:tab/>Rumänien</text:p>
        <text:p text:style-name="P48">chb<text:tab/>Fd. Jugoslavien </text:p>
        <text:p text:style-name="P48">chc <text:tab/>Bulgarien</text:p>
        <text:p text:style-name="P48">chf <text:tab/>Albanien</text:p>
        <text:p text:style-name="P48">cs<text:tab/>Europeiska unionen (EU)</text:p>
        <text:p text:style-name="P48"/>
        <text:p text:style-name="P48">d<text:tab/>Asien</text:p>
        <text:p text:style-name="P48">da<text:tab/>Främre asien och mellanöstern</text:p>
        <text:p text:style-name="P48">db<text:tab/>Indien</text:p>
        <text:p text:style-name="P48">dc<text:tab/>Östasien</text:p>
        <text:p text:style-name="P48">dca<text:tab/>Kina</text:p>
        <text:p text:style-name="P48">dd<text:tab/>Sydostasien</text:p>
        <text:p text:style-name="P48">de<text:tab/>Centralasien</text:p>
        <text:p text:style-name="P48">df<text:tab/>Sibirien</text:p>
        <text:p text:style-name="P48"/>
        <text:p text:style-name="P48">e<text:tab/>Afrika</text:p>
        <text:p text:style-name="P48">ea<text:tab/>Nordafrika (utom Egypten)</text:p>
        <text:p text:style-name="P48">eb<text:tab/>Egypten</text:p>
        <text:p text:style-name="P48">ec<text:tab/>Västafrika</text:p>
        <text:p text:style-name="P48">ed<text:tab/>Centralafrika</text:p>
        <text:p text:style-name="P48">ee<text:tab/>Södra Afrika</text:p>
        <text:p text:style-name="P48">ef<text:tab/>Östafrika</text:p>
        <text:p text:style-name="P48">eg<text:tab/>Nordöstafrika</text:p>
        <text:p text:style-name="P48"/>
        <text:p text:style-name="P48">f<text:tab/>Amerika</text:p>
        <text:p text:style-name="P48">fa<text:tab/>USA</text:p>
        <text:p text:style-name="P48">fb<text:tab/>Canada</text:p>
        <text:p text:style-name="P48">fc<text:tab/>Mexiko, Centralamerika och</text:p>
        <text:p text:style-name="P48"><text:tab/>Västindien</text:p>
        <text:p text:style-name="P48">fca<text:tab/>Mexiko</text:p>
        <text:p text:style-name="P48">fd<text:tab/>Sydamerika</text:p>
        <text:p text:style-name="P48"/>
        <text:p text:style-name="P48">g<text:tab/>Oceanien</text:p>
        <text:p text:style-name="P48">h<text:tab/>Polarområdena</text:p>
        <text:p text:style-name="P48">i<text:tab/>Oceaner och hav</text:p>
      </text:section>
      <text:p text:style-name="P14"/>
      <text:section text:style-name="Sect1" text:name="Område4">
        <text:p text:style-name="P16"><text:toc-mark-start text:id="IMark68503144" text:outline-level="2"/>Litterära riktningar<text:toc-mark-end text:id="IMark68503144"/></text:p>
        <text:p text:style-name="P44"><text:bookmark text:name="docs-internal-guid-23386f3a-bb49-d37d-0717-68949d698bc4"/><text:span text:style-name="T16">.01</text:span><text:span text:style-name="T13"> <text:tab/></text:span><text:span text:style-name="T16">Noveller</text:span></text:p>
        <text:p text:style-name="P44"><text:span text:style-name="T16">.012</text:span><text:span text:style-name="T13"> <text:tab/></text:span><text:span text:style-name="T16">Kortromaner</text:span><text:span text:style-name="T13"> </text:span></text:p>
        <text:p text:style-name="P44"><text:span text:style-name="T16">.02</text:span><text:span text:style-name="T13"> <text:tab/></text:span><text:span text:style-name="T16">Dramatik</text:span></text:p>
        <text:p text:style-name="P44"><text:span text:style-name="T16">.03</text:span><text:span text:style-name="T13"> <text:tab/></text:span><text:span text:style-name="T16">Lyrik</text:span></text:p>
        <text:p text:style-name="P44"><text:span text:style-name="T16">.04</text:span><text:span text:style-name="T13"> <text:tab/></text:span><text:span text:style-name="T16">Kåserier</text:span></text:p>
        <text:p text:style-name="P44"><text:span text:style-name="T16">.05</text:span><text:span text:style-name="T13"> <text:tab/></text:span><text:span text:style-name="T16">Essäer</text:span></text:p>
        <text:p text:style-name="P44"><text:span text:style-name="T16">.06</text:span><text:span text:style-name="T13"> <text:tab/></text:span><text:span text:style-name="T16">Folkdiktning med sagor</text:span></text:p>
        <text:p text:style-name="P44"><text:span text:style-name="T16">.07</text:span><text:span text:style-name="T13"> <text:tab/></text:span><text:span text:style-name="T16">Deckare, thrillers</text:span></text:p>
        <text:p text:style-name="P44"><text:span text:style-name="T16">.08</text:span><text:span text:style-name="T13"> <text:tab/></text:span><text:span text:style-name="T16">Fantastisk litteratur</text:span></text:p>
        <text:p text:style-name="P44"><text:span text:style-name="T16">.081</text:span><text:span text:style-name="T13"> <text:tab/></text:span><text:span text:style-name="T16">Fantasy</text:span></text:p>
        <text:p text:style-name="P44"><text:span text:style-name="T16">.082</text:span><text:span text:style-name="T13"> <text:tab/></text:span><text:span text:style-name="T16">Science Fiction</text:span></text:p>
        <text:p text:style-name="P44"><text:span text:style-name="T16">.0821</text:span><text:span text:style-name="T13"> <text:tab/></text:span><text:span text:style-name="T16">Rymdopera</text:span></text:p>
        <text:p text:style-name="P44"><text:span text:style-name="T16">.0822</text:span><text:span text:style-name="T13"> <text:tab/></text:span><text:span text:style-name="T16">Punk</text:span></text:p>
        <text:p text:style-name="P44"><text:span text:style-name="T16">.08221</text:span><text:span text:style-name="T13"> <text:tab/></text:span><text:span text:style-name="T16">Steampunk</text:span></text:p>
        <text:p text:style-name="P44"><text:span text:style-name="T16">.08222</text:span><text:span text:style-name="T13"> <text:tab/></text:span><text:span text:style-name="T16">Diselpunk</text:span></text:p>
        <text:p text:style-name="P44"><text:span text:style-name="T16">.08223</text:span><text:span text:style-name="T13"> <text:tab/></text:span><text:span text:style-name="T16">Cyberpunk</text:span></text:p>
        <text:p text:style-name="P44"><text:span text:style-name="T16">.0823</text:span><text:span text:style-name="T13"> <text:tab/></text:span><text:span text:style-name="T16">Dystopi</text:span></text:p>
        <text:p text:style-name="P44"><text:span text:style-name="T16">.0824</text:span><text:span text:style-name="T13"> <text:tab/></text:span><text:span text:style-name="T16">Superhjältar</text:span></text:p>
        <text:p text:style-name="P44"><text:span text:style-name="T16">.083</text:span><text:span text:style-name="T13"> <text:tab/></text:span><text:span text:style-name="T16">Skräck</text:span></text:p>
        <text:p text:style-name="P44"><text:span text:style-name="T16">.0831</text:span><text:span text:style-name="T13"> <text:tab/></text:span><text:span text:style-name="T16">Spökhistorier</text:span></text:p>
        <text:p text:style-name="P44"><text:span text:style-name="T16">.0832</text:span><text:span text:style-name="T13"> <text:tab/></text:span><text:span text:style-name="T16">Gotisk</text:span></text:p>
        <text:p text:style-name="P44"><text:span text:style-name="T16">.084</text:span><text:span text:style-name="T13"> <text:tab/></text:span><text:span text:style-name="T16">Alternativ historia</text:span></text:p>
        <text:p text:style-name="P44"><text:span text:style-name="T16">.09</text:span><text:span text:style-name="T13"> <text:tab/></text:span><text:span text:style-name="T16">Tecknade serier</text:span></text:p>
        <text:p text:style-name="P44"><text:span text:style-name="T16">.11</text:span><text:span text:style-name="T13"> <text:tab/></text:span><text:span text:style-name="T16">Satir och humor</text:span></text:p>
        <text:p text:style-name="P44"><text:span text:style-name="T16">.12</text:span><text:span text:style-name="T13"> <text:tab/></text:span><text:span text:style-name="T16">Religiöslitteratur</text:span></text:p>
        <text:p text:style-name="P44"><text:span text:style-name="T16">.14</text:span><text:span text:style-name="T13"> <text:tab/></text:span><text:span text:style-name="T16">Arbetarlitteratur</text:span></text:p>
        <text:p text:style-name="P44"><text:span text:style-name="T16">.15</text:span><text:span text:style-name="T13"> <text:tab/></text:span><text:span text:style-name="T16">Erotisk litteratur</text:span></text:p>
        <text:p text:style-name="P44"><text:span text:style-name="T16">.16</text:span><text:span text:style-name="T13"> <text:tab/></text:span><text:span text:style-name="T16">Dialektal litteratur</text:span></text:p>
        <text:p text:style-name="P44"><text:span text:style-name="T16">.18</text:span><text:span text:style-name="T13"> <text:tab/></text:span><text:span text:style-name="T16">Historisk</text:span></text:p>
        <text:p text:style-name="Text_20_body"><text:line-break/></text:p>
        <text:p text:style-name="P48"/>
        <text:p text:style-name="P28"><text:toc-mark-start text:id="IMark63628472" text:outline-level="2"/>Litterära perioder<text:toc-mark-end text:id="IMark63628472"/></text:p>
        <text:p text:style-name="P42">.21<text:tab/>Forntiden</text:p>
        <text:p text:style-name="P42">.211<text:tab/>Den äldsta litteraturen</text:p>
        <text:p text:style-name="P42">.212<text:tab/>Antiken</text:p>
        <text:p text:style-name="P42">.23<text:tab/>Medeltiden</text:p>
        <text:p text:style-name="P42">.24<text:tab/>Tidigmodern tid</text:p>
        <text:p text:style-name="P42">.241<text:tab/>Renässansen</text:p>
        <text:p text:style-name="P42">.242<text:tab/>Barock</text:p>
        <text:p text:style-name="P42">.243<text:tab/>Klassicism</text:p>
        <text:p text:style-name="P42">.244<text:tab/>Upplysning; för – och romantiken</text:p>
        <text:p text:style-name="P42">.2441<text:tab/>Upplysning</text:p>
        <text:p text:style-name="P42">.2442<text:tab/>Förromantiken</text:p>
        <text:p text:style-name="P42">.2443<text:tab/>Romantiken</text:p>
        <text:p text:style-name="P42">.245<text:tab/>1800-tal</text:p>
        <text:p text:style-name="P42">.2451<text:tab/>Realismen</text:p>
        <text:p text:style-name="P42">.2452<text:tab/>Naturalismen</text:p>
        <text:p text:style-name="P42">.2453<text:tab/>Åttio- och nittiotal</text:p>
        <text:p text:style-name="P42">.25<text:tab/>1900-talet</text:p>
        <text:p text:style-name="P42">.26<text:tab/>2000-talet</text:p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</text:section>
      <text:p text:style-name="P14"/>
      <text:p text:style-name="P14"/>
      <text:p text:style-name="P22"><text:toc-mark-start text:id="IMark68471112" text:outline-level="2"/>Historiska perioder<text:toc-mark-end text:id="IMark68471112"/></text:p>
      <text:p text:style-name="P14"/>
      <text:section text:style-name="Sect1" text:name="Område7">
        <text:p text:style-name="P35">Allmän</text:p>
        <text:p text:style-name="Nivå_20_5b">.1<text:tab/>Förhistoriska</text:p>
        <text:p text:style-name="Nivå_20_5b"><text:tab/>anv. tillsammans med arkeologi</text:p>
        <text:p text:style-name="Nivå_20_5b">.11<text:tab/>Stenåldern</text:p>
        <text:p text:style-name="Nivå_20_5b">.12<text:tab/>Bronsåldern</text:p>
        <text:p text:style-name="Nivå_20_5b">.13<text:tab/>Järnåldern</text:p>
        <text:p text:style-name="Nivå_20_5b">.2<text:tab/>Forntid och Antiken</text:p>
        <text:p text:style-name="Nivå_20_5b">.21<text:tab/>Egypten (till 639 e Kr)</text:p>
        <text:p text:style-name="Nivå_20_5b">.22<text:tab/>Främre Asien</text:p>
        <text:p text:style-name="Nivå_20_5b">.221<text:tab/>Mesopotamien (inkl. sumererna, Assyrien, Babylonien)</text:p>
        <text:p text:style-name="Nivå_20_5b">.223<text:tab/>Syrien, Fenicien och Palestina (inkl. judarnas historia före 70 e Kr)</text:p>
        <text:p text:style-name="Nivå_20_5b">.224<text:tab/>Karthago</text:p>
        <text:p text:style-name="Nivå_20_5b">.226<text:tab/>Mindre Asien (inkl. Lyderna, Pergamon m m)</text:p>
        <text:p text:style-name="Nivå_20_5b">.227<text:tab/>Araberna under forntiden</text:p>
        <text:p text:style-name="Nivå_20_5b">.228<text:tab/>Perserriket</text:p>
        <text:p text:style-name="Nivå_20_5b">.23<text:tab/>Antikens historia: allmänt</text:p>
        <text:p text:style-name="Nivå_20_5b">.24<text:tab/>Den grekiska forntiden</text:p>
        <text:p text:style-name="Nivå_20_5b">.241<text:tab/>Före ca 500 f Kr</text:p>
        <text:p text:style-name="Nivå_20_5b">.243<text:tab/>Den klassiska tiden ca 500-336 f Kr</text:p>
        <text:p text:style-name="Nivå_20_5b">.245<text:tab/>Den hellenistiska tiden ca 336-31 f Kr</text:p>
        <text:p text:style-name="Nivå_20_5b">.246<text:tab/>Romartiden 31 f Kr - 476 e Kr</text:p>
        <text:p text:style-name="Nivå_20_5b">.249<text:tab/>Särskilda grekiska stater</text:p>
        <text:p text:style-name="Nivå_20_5b">.26<text:tab/>Den romerska forntiden</text:p>
        <text:p text:style-name="Nivå_20_5b">.261<text:tab/>Konungatiden och republiken till 31 f Kr</text:p>
        <text:p text:style-name="Nivå_20_5b">.264<text:tab/>Kejsartiden 31 f Kr - 476 e Kr</text:p>
        <text:p text:style-name="Nivå_20_5b">.268<text:tab/>Italien (utom Romerska riket)</text:p>
        <text:p text:style-name="Nivå_20_5b">.269<text:tab/>Romerska rikets provinser</text:p>
        <text:p text:style-name="Nivå_20_5b">.29<text:tab/>Germanerna under forntiden</text:p>
        <text:p text:style-name="Nivå_20_5b">.3<text:tab/>Medeltiden</text:p>
        <text:p text:style-name="Nivå_20_5b">.31<text:tab/>Bysantinska riket 395-1453</text:p>
        <text:p text:style-name="Nivå_20_5b">.32<text:tab/>Arabiska väldet: allmänt 622-1517</text:p>
        <text:p text:style-name="Nivå_20_5b">.33<text:tab/>Äldre medeltiden ca 476-1050</text:p>
        <text:p text:style-name="Nivå_20_5b">.331<text:tab/>Folkvandringarna</text:p>
        <text:p text:style-name="Nivå_20_5b">.333<text:tab/>Karolingiska riket: allmänt 752-911</text:p>
        <text:p text:style-name="Nivå_20_5b">.35<text:tab/>Högmedeltiden ca 1050-1300</text:p>
        <text:p text:style-name="Nivå_20_5b">.351<text:tab/>Korstågen: allmänt</text:p>
        <text:p text:style-name="Nivå_20_5b">.38<text:tab/>Senmedeltiden ca 1300-1500</text:p>
        <text:p text:style-name="Nivå_20_5b">.4<text:tab/>Tidigmodern tid<text:span text:style-name="T5"> (ca:1500-1914)</text:span></text:p>
        <text:p text:style-name="Nivå_20_5b">.401<text:tab/>1500-talet</text:p>
        <text:p text:style-name="Nivå_20_5b">.402<text:tab/>1600-talet</text:p>
        <text:p text:style-name="Nivå_20_5b">.403<text:tab/>1700-talet</text:p>
        <text:p text:style-name="Nivå_20_5b">.404<text:tab/>1800-talet</text:p>
        <text:p text:style-name="Nivå_20_5b">.41<text:tab/>ca:1500-1648</text:p>
        <text:p text:style-name="Nivå_20_5b">.43<text:tab/>1648-1789</text:p>
        <text:p text:style-name="Nivå_20_5b">.45<text:tab/>1789-1815</text:p>
        <text:p text:style-name="Nivå_20_5b">.46<text:tab/>1815-1914</text:p>
        <text:p text:style-name="Nivå_20_5b">.461<text:tab/>1815-1830</text:p>
        <text:p text:style-name="Nivå_20_5b">.462<text:tab/>1830-1899</text:p>
        <text:p text:style-name="Nivå_20_5b">.463<text:tab/>1900-1914</text:p>
        <text:p text:style-name="Nivå_20_5b">.5<text:tab/>Modern tid 1914 till 2001-09-11</text:p>
        <text:p text:style-name="Nivå_20_5b">.51<text:tab/>Första världskriget 1914-1918</text:p>
        <text:p text:style-name="Nivå_20_5b">.52<text:tab/>Mellankrigstiden 1918-1939</text:p>
        <text:p text:style-name="Nivå_20_5b">.54<text:tab/>Andra världskriget 1939-1945</text:p>
        <text:p text:style-name="Nivå_20_5b">.55<text:tab/>1945-</text:p>
        <text:p text:style-name="Nivå_20_5b">.58<text:tab/><text:span text:style-name="T5">1980-</text:span></text:p>
        <text:p text:style-name="Nivå_20_5b">.59<text:tab/>1990-</text:p>
        <text:p text:style-name="Nivå_20_5b">.6<text:tab/>Från 2001-09-11</text:p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/>
        <text:p text:style-name="Nivå_20_5b">Sverige</text:p>
        <text:p text:style-name="Nivå_20_5b">.2<text:tab/>Forntid till ca:1060</text:p>
        <text:p text:style-name="Nivå_20_5b">.3<text:tab/>Medeltiden ca:1060-1020</text:p>
        <text:p text:style-name="Nivå_20_5b">.31<text:tab/>Tid<text:span text:style-name="T5">ig medeltid ca:1060-1319</text:span></text:p>
        <text:p text:style-name="Nivå_20_5b">.33<text:tab/><text:span text:style-name="T5">Senmedeltid 1139-1520</text:span></text:p>
        <text:p text:style-name="Nivå_20_5b">.4<text:tab/>Tidigmodern tid<text:span text:style-name="T5"> 1520-1905</text:span></text:p>
        <text:p text:style-name="Nivå_20_5b">.401<text:tab/>1500-talet</text:p>
        <text:p text:style-name="Nivå_20_5b">.402<text:tab/>1600-talet</text:p>
        <text:p text:style-name="Nivå_20_5b">.403<text:tab/>1700-talet</text:p>
        <text:p text:style-name="Nivå_20_5b">.41<text:tab/>Vasatiden 1520-1611</text:p>
        <text:p text:style-name="Nivå_20_5b">.411<text:tab/>Gustav I Vasa 1521-1560</text:p>
        <text:p text:style-name="Nivå_20_5b">.413<text:tab/>Erik XIV 1560-1568</text:p>
        <text:p text:style-name="Nivå_20_5b">.415<text:tab/>Johan III 1568-1592</text:p>
        <text:p text:style-name="Nivå_20_5b">.417<text:tab/>Sigismund 1592-1599</text:p>
        <text:p text:style-name="Nivå_20_5b">.418<text:tab/>Karl IX 1599-1611<text:tab/></text:p>
        <text:p text:style-name="Nivå_20_5b">.42<text:tab/>Stormaktstiden 1611-1718</text:p>
        <text:p text:style-name="Nivå_20_5b">.421<text:tab/>Gustav II Adolf 1611-1632</text:p>
        <text:p text:style-name="Nivå_20_5b">.423<text:tab/>Kristina 1632-1654</text:p>
        <text:p text:style-name="Nivå_20_5b">.425<text:tab/>Karl X Gustav 1654-1660</text:p>
        <text:p text:style-name="Nivå_20_5b">.426<text:tab/>Karl XI 1660-1697</text:p>
        <text:p text:style-name="Nivå_20_5b">.428<text:tab/>Karl XII 1697-1718</text:p>
        <text:p text:style-name="Nivå_20_5b">.44<text:tab/>Frihetstiden 1718-1772</text:p>
        <text:p text:style-name="Nivå_20_5b">.441<text:tab/>Ulrika Eleonora 1719-1720</text:p>
        <text:p text:style-name="Nivå_20_5b">.442<text:tab/>Fredrik I 1720-1751</text:p>
        <text:p text:style-name="Nivå_20_5b">.445<text:tab/>Adolf Fredrik 1751-1771</text:p>
        <text:p text:style-name="Nivå_20_5b">.45<text:tab/>Gustavianska tiden 1772-1809</text:p>
        <text:p text:style-name="Nivå_20_5b">.451<text:tab/>Gustav III 1771-1792</text:p>
        <text:p text:style-name="Nivå_20_5b">.455<text:tab/>Gustav IV Adolf 1792-1809</text:p>
        <text:p text:style-name="Nivå_20_5b">.46<text:tab/>1800-talet</text:p>
        <text:p text:style-name="Nivå_20_5b">.47<text:tab/>1809-1844</text:p>
        <text:p text:style-name="Nivå_20_5b">.48<text:tab/>1844-1865</text:p>
        <text:p text:style-name="Nivå_20_5b">.49<text:tab/>1865-1805</text:p>
        <text:p text:style-name="Nivå_20_5b">.5<text:tab/>Modern tid 1914 till 2001-09-11</text:p>
        <text:p text:style-name="Nivå_20_5b">.51<text:tab/>Första världskriget 1914-1918</text:p>
        <text:p text:style-name="Nivå_20_5b">.52<text:tab/>Mellankrigstiden 1918-1939</text:p>
        <text:p text:style-name="Nivå_20_5b">.54<text:tab/>Andra världskriget 1939-1945</text:p>
        <text:p text:style-name="Nivå_20_5b">.55<text:tab/>1945-</text:p>
        <text:p text:style-name="Nivå_20_5b">.58<text:tab/><text:span text:style-name="T5">1980-</text:span></text:p>
        <text:p text:style-name="Nivå_20_5b">.59<text:tab/>1990-</text:p>
        <text:p text:style-name="Nivå_20_5b">.6<text:tab/>Från 2001-09-11</text:p>
        <text:p text:style-name="P42"/>
        <text:p text:style-name="P35"/>
        <text:p text:style-name="P23">Skåneland (Skåne, Halland och Blekinge)</text:p>
        <text:p text:style-name="P42">.2<text:tab/>Forntid till ca:1050</text:p>
        <text:p text:style-name="P42">.3<text:tab/>Medeltiden ca: 1050-1536</text:p>
        <text:p text:style-name="P42">.4<text:tab/>Tidigmodern tid<text:span text:style-name="T5"> 1536-1914</text:span></text:p>
        <text:p text:style-name="P42">.401<text:tab/>1500-talet</text:p>
        <text:p text:style-name="P42">.402<text:tab/>1600-talet</text:p>
        <text:p text:style-name="P42">.403<text:tab/>1700-talet</text:p>
        <text:p text:style-name="P42">.41<text:tab/>1536-1660</text:p>
        <text:p text:style-name="P42">.42<text:tab/>Stormaktstiden 1685-1718</text:p>
        <text:p text:style-name="P42">.425<text:tab/>Karl X Gustav 1654-1660</text:p>
        <text:p text:style-name="P42">.426<text:tab/>Karl XI 1660-1697</text:p>
        <text:p text:style-name="P42">.428<text:tab/>Karl XII 1697-1718</text:p>
        <text:p text:style-name="P42">.44<text:tab/>Frihetstiden 1718-1772</text:p>
        <text:p text:style-name="P42">.441<text:tab/>Ulrika Eleonora 1719-1720</text:p>
        <text:p text:style-name="P42">.442<text:tab/>Fredrik I 1720-1751</text:p>
        <text:p text:style-name="P42">.445<text:tab/>Adolf Fredrik 1751-1771</text:p>
        <text:p text:style-name="P42">.45<text:tab/>Gustavianska tiden 1772-1809</text:p>
        <text:p text:style-name="P42">.451<text:tab/>Gustav III 1771-1792</text:p>
        <text:p text:style-name="P42">.455<text:tab/>Gustav IV Adolf 1792-1809</text:p>
        <text:p text:style-name="P42">.46<text:tab/>1800-talet</text:p>
        <text:p text:style-name="P42">.47<text:tab/>1809-1844</text:p>
        <text:p text:style-name="P42">.48<text:tab/>1844-1865</text:p>
        <text:p text:style-name="P42">.49<text:tab/>1865-1805</text:p>
        <text:p text:style-name="P42">.5<text:tab/>Modern tid 1914 till 2001-09-11</text:p>
        <text:p text:style-name="P42">.51<text:tab/>Första världskriget 1914-1918</text:p>
        <text:p text:style-name="P42">.52<text:tab/>Mellankrigstiden 1918-1939</text:p>
        <text:p text:style-name="P42">.54<text:tab/>Andra världskriget 1939-1945</text:p>
        <text:p text:style-name="P42">.55<text:tab/>1945-</text:p>
        <text:p text:style-name="P42">.58<text:tab/><text:span text:style-name="T5">1980-</text:span></text:p>
        <text:p text:style-name="P42">.59<text:tab/>1990-</text:p>
        <text:p text:style-name="P42">.6<text:tab/>Från 2001-09-11</text:p>
        <text:p text:style-name="P42"/>
        <text:p text:style-name="P35">Norden alm.</text:p>
        <text:p text:style-name="P42">.2<text:tab/>Forntiden till ca:1050</text:p>
        <text:p text:style-name="P42"><text:tab/><text:span text:style-name="T3">Hit vikingafärderna</text:span></text:p>
        <text:p text:style-name="P42">.3<text:tab/>Medeltiden</text:p>
        <text:p text:style-name="P42">.31<text:tab/>Tid<text:span text:style-name="T5">ig medeltid</text:span></text:p>
        <text:p text:style-name="P42">.32<text:tab/><text:span text:style-name="T5">Högmedeltid</text:span></text:p>
        <text:p text:style-name="P42">.33<text:tab/><text:span text:style-name="T5">Senmedeltid</text:span></text:p>
        <text:p text:style-name="P42">.4<text:tab/>Tidigmodern tid<text:span text:style-name="T5"> 1520-1905</text:span></text:p>
        <text:p text:style-name="P42">.45<text:tab/>Svensk-norska unionen 1814-1905</text:p>
        <text:p text:style-name="P42">.46<text:tab/>Skandinavismen</text:p>
        <text:p text:style-name="P42">.5<text:tab/>Modern tid 1914 till 2001-09-11</text:p>
        <text:p text:style-name="P42">.51<text:tab/>Första världskriget 1914-1918</text:p>
        <text:p text:style-name="P42">.52<text:tab/>Mellankrigstiden 1918-1939</text:p>
        <text:p text:style-name="P42">.54<text:tab/>Andra världskriget 1939-1945</text:p>
        <text:p text:style-name="P42">.55<text:tab/>1945-</text:p>
        <text:p text:style-name="P42">.58<text:tab/><text:span text:style-name="T5">1980-</text:span></text:p>
        <text:p text:style-name="P42">.59<text:tab/>1994-</text:p>
        <text:p text:style-name="P42">.6<text:tab/>Från 2001-09-11</text:p>
        <text:p text:style-name="P42"/>
        <text:p text:style-name="P35">Danmark</text:p>
        <text:p text:style-name="P42">.2<text:tab/>Forntid till ca:1050</text:p>
        <text:p text:style-name="P42">.3<text:tab/>Medeltiden ca: 1050-1536</text:p>
        <text:p text:style-name="P42">.4<text:tab/>Tidigmodern tid<text:span text:style-name="T5"> 1536-1914</text:span></text:p>
        <text:p text:style-name="P42">.41<text:tab/>1536-1660</text:p>
        <text:p text:style-name="P42">.43<text:tab/>1660-1814</text:p>
        <text:p text:style-name="P42">.46<text:tab/>1800-1914</text:p>
        <text:p text:style-name="P42">.5<text:tab/>Modern tid 1914 till 2001-09-11</text:p>
        <text:p text:style-name="P42">.51<text:tab/>Första världskriget 1914-1918</text:p>
        <text:p text:style-name="P42">.52<text:tab/>Mellankrigstiden 1918-1939</text:p>
        <text:p text:style-name="P42">.54<text:tab/>Andra världskriget 1939-1945</text:p>
        <text:p text:style-name="P42">.55<text:tab/>1945-</text:p>
        <text:p text:style-name="P42">.58<text:tab/><text:span text:style-name="T5">1980-</text:span></text:p>
        <text:p text:style-name="P42">.59<text:tab/>1994-</text:p>
        <text:p text:style-name="P42">.6<text:tab/>Från 2001-09-11</text:p>
        <text:p text:style-name="P42"/>
        <text:p text:style-name="P42"/>
        <text:p text:style-name="P42"/>
        <text:p text:style-name="P42"/>
        <text:p text:style-name="P35">Norge</text:p>
        <text:p text:style-name="P42">.2<text:tab/>Forntid ca:1050</text:p>
        <text:p text:style-name="P42">.3<text:tab/>Medeltiden ca: 1050-1536</text:p>
        <text:p text:style-name="P42">.4<text:tab/>Tidigmodern tid<text:span text:style-name="T5"> 1536-1905</text:span></text:p>
        <text:p text:style-name="P42">.41<text:tab/>1536-1660</text:p>
        <text:p text:style-name="P42">.43<text:tab/>1660-1814</text:p>
        <text:p text:style-name="P42">.46<text:tab/>1814-1905</text:p>
        <text:p text:style-name="P42">.5<text:tab/>Modern tid 1905 till 2001-09-11</text:p>
        <text:p text:style-name="P42">.51<text:tab/>Första världskriget 1914-1918</text:p>
        <text:p text:style-name="P42">.52<text:tab/>Mellankrigstiden 1918-1939</text:p>
        <text:p text:style-name="P42">.54<text:tab/>Andra världskriget 1939-1945</text:p>
        <text:p text:style-name="P42">.55<text:tab/>1945-</text:p>
        <text:p text:style-name="P42">.58<text:tab/><text:span text:style-name="T5">1980-</text:span></text:p>
        <text:p text:style-name="P42">.59<text:tab/>1994-</text:p>
        <text:p text:style-name="P42">.6<text:tab/>Från 2001-09-11</text:p>
        <text:p text:style-name="P42"/>
        <text:p text:style-name="P35">Island</text:p>
        <text:p text:style-name="P42">.2 <text:tab/>Frihetstiden 870-1262</text:p>
        <text:p text:style-name="P42">.3<text:tab/>Island under Norge 1262-1537</text:p>
        <text:p text:style-name="P42">.4<text:tab/>Tidigmodern tid<text:span text:style-name="T5"> </text:span>1537-</text:p>
        <text:p text:style-name="P42">.5<text:tab/>1900-talet</text:p>
        <text:p text:style-name="P42">.54<text:tab/>Andra världskriget 1939-1945</text:p>
        <text:p text:style-name="P42">.55<text:tab/>1944-</text:p>
        <text:p text:style-name="P42">.58<text:tab/>1980-</text:p>
        <text:p text:style-name="P42">.59<text:tab/>1994-</text:p>
        <text:p text:style-name="P42">.6<text:tab/>Från 2001-09-11</text:p>
        <text:p text:style-name="P42"/>
        <text:p text:style-name="P35">Finland</text:p>
        <text:p text:style-name="P42">.2<text:tab/>Forntid till ca:1060</text:p>
        <text:p text:style-name="P42">.3<text:tab/>Medeltiden ca:1060-1020</text:p>
        <text:p text:style-name="P42">.31<text:tab/>Tid<text:span text:style-name="T5">ig medeltid ca:1060-1319</text:span></text:p>
        <text:p text:style-name="P42">.33<text:tab/><text:span text:style-name="T5">Senmedeltid 1139-1520</text:span></text:p>
        <text:p text:style-name="P42">.4<text:tab/>Tidigmodern tid<text:span text:style-name="T5"> 1520-1905</text:span></text:p>
        <text:p text:style-name="P42">.401<text:tab/>1500-talet</text:p>
        <text:p text:style-name="P42">.402<text:tab/>1600-talet</text:p>
        <text:p text:style-name="P42">.403<text:tab/>1700-talet</text:p>
        <text:p text:style-name="P42">.41<text:tab/>Vasatiden 1520-1611</text:p>
        <text:p text:style-name="P42">.411<text:tab/>Gustav I Vasa 1521-1560</text:p>
        <text:p text:style-name="P42">.413<text:tab/>Erik XIV 1560-1568</text:p>
        <text:p text:style-name="P42">.415<text:tab/>Johan III 1568-1592</text:p>
        <text:p text:style-name="P42">.417<text:tab/>Sigismund 1592-1599</text:p>
        <text:p text:style-name="P42">.418<text:tab/>Karl IX 1599-1611<text:tab/></text:p>
        <text:p text:style-name="P42">.42<text:tab/>Stormaktstiden 1611-1718</text:p>
        <text:p text:style-name="P42">.421<text:tab/>Gustav II Adolf 1611-1632</text:p>
        <text:p text:style-name="P42">.423<text:tab/>Kristina 1632-1654</text:p>
        <text:p text:style-name="P42">.425<text:tab/>Karl X Gustav 1654-1660</text:p>
        <text:p text:style-name="P42">.426<text:tab/>Karl XI 1660-1697</text:p>
        <text:p text:style-name="P42">.428<text:tab/>Karl XII 1697-1718</text:p>
        <text:p text:style-name="P42">.44<text:tab/>Frihetstiden 1718-1772</text:p>
        <text:p text:style-name="P42">.441<text:tab/>Ulrika Eleonora 1719-1720</text:p>
        <text:p text:style-name="P42">.442<text:tab/>Fredrik I 1720-1751</text:p>
        <text:p text:style-name="P42">.445<text:tab/>Adolf Fredrik 1751-1771</text:p>
        <text:p text:style-name="P42">.45<text:tab/>Gustavianska tiden 1772-1809</text:p>
        <text:p text:style-name="P42">.451<text:tab/>Gustav III 1771-1792</text:p>
        <text:p text:style-name="P42">.455<text:tab/>Gustav IV Adolf 1792-1809</text:p>
        <text:p text:style-name="P42">.46<text:tab/>Finland under Ryssland 1809-1918</text:p>
        <text:p text:style-name="P42">.5<text:tab/>1918-</text:p>
        <text:p text:style-name="P42">.51<text:tab/>Finska inbördeskriget 1918</text:p>
        <text:p text:style-name="P42">.52<text:tab/>Mellankrigstiden 1918-1939</text:p>
        <text:p text:style-name="P42">.54<text:tab/>Andra världskriget 1939-1945</text:p>
        <text:p text:style-name="P42">.55<text:tab/>1945-</text:p>
        <text:p text:style-name="P42">.58<text:tab/><text:span text:style-name="T5">1980-</text:span></text:p>
        <text:p text:style-name="P42">.59<text:tab/>1994-</text:p>
        <text:p text:style-name="P57">.6<text:tab/>Från 2001-09-11<text:line-break/></text:p>
        <text:p text:style-name="P58">Brittiska öarna</text:p>
        <text:p text:style-name="P42">.2<text:tab/>Före 1066</text:p>
        <text:p text:style-name="P42">.3<text:tab/>Medeltiden 1066-1485</text:p>
        <text:p text:style-name="P42">.31<text:tab/>1066-1154</text:p>
        <text:p text:style-name="P42">.32<text:tab/>1154-1399</text:p>
        <text:p text:style-name="P42">.33<text:tab/>1399-1485 </text:p>
        <text:p text:style-name="P42">.4<text:tab/>Tidigmodern tid1485-</text:p>
        <text:p text:style-name="P42">.41<text:tab/>1485-1603</text:p>
        <text:p text:style-name="P42">.42<text:tab/>1603-1714</text:p>
        <text:p text:style-name="P42">.44<text:tab/>1714-1815</text:p>
        <text:p text:style-name="P42">.46<text:tab/>1800-1914</text:p>
        <text:p text:style-name="P42">.5<text:tab/>Modern tid 1914 till 2001-09-11</text:p>
        <text:p text:style-name="P42">.51<text:tab/>Första världskriget 1914-1918</text:p>
        <text:p text:style-name="P42">.52<text:tab/>Mellankrigstiden 1918-1939</text:p>
        <text:p text:style-name="P42">.54<text:tab/>Andra världskriget 1939-1945</text:p>
        <text:p text:style-name="P42">.55<text:tab/>1945-</text:p>
        <text:p text:style-name="P42">.58<text:tab/><text:span text:style-name="T5">1980-</text:span></text:p>
        <text:p text:style-name="P42">.59<text:tab/>1994-</text:p>
        <text:p text:style-name="P42">.6<text:tab/>Från 2001-09-11</text:p>
        <text:p text:style-name="P35"/>
        <text:p text:style-name="P35">Frankrike</text:p>
        <text:p text:style-name="P42">.2<text:tab/>Före 987</text:p>
        <text:p text:style-name="P42">.3<text:tab/>Medeltiden 987-1498</text:p>
        <text:p text:style-name="P42">.31<text:tab/>987-1328</text:p>
        <text:p text:style-name="P42">.32<text:tab/>1328-1498</text:p>
        <text:p text:style-name="P42">.39<text:tab/>Burgund </text:p>
        <text:p text:style-name="P42">.4<text:tab/>Tidigmodern<text:span text:style-name="T5"> tid</text:span> 1498-</text:p>
        <text:p text:style-name="P42">.41<text:tab/>1498-1610</text:p>
        <text:p text:style-name="P42">.42<text:tab/>1610-1715</text:p>
        <text:p text:style-name="P42">.44<text:tab/>1715-1789</text:p>
        <text:p text:style-name="P42">.45<text:tab/>Franska revolutionen och Napoleon <text:line-break/>1789-1815</text:p>
        <text:p text:style-name="P42">.451<text:tab/>Franska revolutionen</text:p>
        <text:p text:style-name="P42">.452<text:tab/>Napoleon</text:p>
        <text:p text:style-name="P42">.46<text:tab/>1815-1870</text:p>
        <text:p text:style-name="P42">.47<text:tab/>1870-1914</text:p>
        <text:p text:style-name="P42">.5<text:tab/>1914- </text:p>
        <text:p text:style-name="P42">.51<text:tab/>Första världskriget 1914-1918</text:p>
        <text:p text:style-name="P42">.52<text:tab/>Mellankrigstiden 1918-1939</text:p>
        <text:p text:style-name="P42">.54<text:tab/>Andra världskriget 1939-1945</text:p>
        <text:p text:style-name="P42">.55<text:tab/>1945-</text:p>
        <text:p text:style-name="P42">.58<text:tab/><text:span text:style-name="T5">1981-</text:span></text:p>
        <text:p text:style-name="P42">.59<text:tab/>1994-</text:p>
        <text:p text:style-name="P42">.6<text:tab/>Från 2001-09-11</text:p>
        <text:p text:style-name="P42"/>
        <text:p text:style-name="P35">Italien</text:p>
        <text:p text:style-name="P42">.3<text:tab/>Medeltiden ca 476-1400</text:p>
        <text:p text:style-name="P42">.4<text:tab/>Tidigmodern tid 1400-</text:p>
        <text:p text:style-name="P42">.41<text:tab/>1400-1550</text:p>
        <text:p text:style-name="P42">.43<text:tab/>1550-1815</text:p>
        <text:p text:style-name="P42">.46<text:tab/>1815-1870</text:p>
        <text:p text:style-name="P42">.47<text:tab/>1870-1914 </text:p>
        <text:p text:style-name="P42">.5<text:tab/>1914-</text:p>
        <text:p text:style-name="P42">51<text:tab/>Första världskriget 1914-1918</text:p>
        <text:p text:style-name="P42">.52<text:tab/>Mellankrigstiden 1918-1939</text:p>
        <text:p text:style-name="P42">.54<text:tab/>Andra världskriget 1939-1945</text:p>
        <text:p text:style-name="P42">.55<text:tab/>1945-</text:p>
        <text:p text:style-name="P42">.58<text:tab/><text:span text:style-name="T5">1981-</text:span></text:p>
        <text:p text:style-name="P42">.59<text:tab/>1994-</text:p>
        <text:p text:style-name="P42">.6<text:tab/>Från 2001-09-11</text:p>
        <text:p text:style-name="P42"/>
        <text:p text:style-name="P35">Tyskland</text:p>
        <text:p text:style-name="P42">.2<text:tab/>Före 843</text:p>
        <text:p text:style-name="P42">.3<text:tab/>843-ca:1500</text:p>
        <text:p text:style-name="P42">.31<text:tab/>843-1254</text:p>
        <text:p text:style-name="P42">.35 <text:tab/>1254-1519</text:p>
        <text:p text:style-name="P42">.36<text:tab/>Hansan</text:p>
        <text:p text:style-name="P42">.4<text:tab/>ca:1500-1914</text:p>
        <text:p text:style-name="P42">.41<text:tab/>1500-1648</text:p>
        <text:p text:style-name="P42">.43 <text:tab/>1648-1806</text:p>
        <text:p text:style-name="P42">.46<text:tab/>1806-1870</text:p>
        <text:p text:style-name="P42">.47<text:tab/>1870-1914</text:p>
        <text:p text:style-name="P42">.5 <text:tab/>1914-</text:p>
        <text:p text:style-name="P42">.51<text:tab/>Första världskriget (1914-1918)</text:p>
        <text:p text:style-name="P42">.52<text:tab/>1918-1933</text:p>
        <text:p text:style-name="P42">.53<text:tab/>Hitler tiden (1933-1945)</text:p>
        <text:p text:style-name="P42">.532<text:tab/>Andra världskriget (1939-1945)</text:p>
        <text:p text:style-name="P42">.55<text:tab/>1945-</text:p>
        <text:p text:style-name="P42">.57<text:tab/>1972-</text:p>
        <text:p text:style-name="P42">.59<text:tab/>1990-</text:p>
        <text:p text:style-name="P42"/>
        <text:p text:style-name="P35">USA</text:p>
        <text:p text:style-name="P42">.41<text:tab/>Nordamerika före 1789</text:p>
        <text:p text:style-name="P42">.46<text:tab/>1789-1865</text:p>
        <text:p text:style-name="P42">.47<text:tab/>1865-1914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7"/>
      </text:section>
      <text:p text:style-name="P14"/>
      <text:p text:style-name="P14"/>
      <text:p text:style-name="P14"><text:s/></text:p>
      <text:p text:style-name="P13"/>
      <text:p text:style-name="P20"/>
      <text:p text:style-name="P20">A. <text:span text:style-name="T10">Allmänt </text:span>och blandat</text:p>
      <text:p text:style-name="P28"/>
      <text:section text:style-name="Sect2" text:name="Område13">
        <text:p text:style-name="P24"><text:toc-mark text:string-value="Aa.  Encyklopedier" text:outline-level="2"/>Aa <text:tab/>Encyklopedier</text:p>
        <text:p text:style-name="P24"><text:toc-mark text:string-value="Ab. Allmänna samlingsverk" text:outline-level="2"/>Ab <text:tab/><text:span text:style-name="T10">Allmänna</text:span><text:span text:style-name="T11"> </text:span>samlingsverk</text:p>
        <text:p text:style-name="P28">Aba <text:tab/>Citatsamlingar</text:p>
        <text:p text:style-name="P24"><text:toc-mark text:string-value="Ac. Kommunikation" text:outline-level="2"/>Ac <text:tab/>Kommunikation</text:p>
        <text:p text:style-name="P28">Acb<text:tab/>Media</text:p>
        <text:p text:style-name="P35">Acba <text:tab/>Dagspress</text:p>
        <text:p text:style-name="P35">Acbb<text:tab/>Etermedia (Radio o<text:span text:style-name="T9">ch Tv)</text:span></text:p>
        <text:p text:style-name="P45"><text:bookmark text:name="docs-internal-guid-23386f3a-bb4e-2471-787f-9d9b313bc0bd"/><text:span text:style-name="T16">Acbc</text:span><text:span text:style-name="T13"> <text:tab/></text:span><text:span text:style-name="T16">Mediepolitik</text:span></text:p>
        <text:p text:style-name="P28">Acc<text:tab/>Masskomunikatio<text:span text:style-name="T18">n</text:span></text:p>
        <text:p text:style-name="Nivå_20_3">Acca<text:tab/>Indoktrinering och propaganda</text:p>
        <text:p text:style-name="P37">Acf<text:tab/>Post - och televäsen</text:p>
        <text:p text:style-name="P42"/>
        <text:p text:style-name="P24"><text:toc-mark text:string-value="Ad. Uppfostran och Pedagogik" text:outline-level="2"/>Ad<text:tab/>Uppfostran och undervisning</text:p>
        <text:p text:style-name="P28">Ada<text:tab/>Pedagogik</text:p>
        <text:p text:style-name="P28">Adb<text:tab/>Uppfostran i hemmet</text:p>
        <text:p text:style-name="P28">Adc<text:tab/>Undervisningsväsen</text:p>
        <text:p text:style-name="P35">Adca<text:tab/>Grundskolan</text:p>
        <text:p text:style-name="P35">Adcb<text:tab/>Gymnasiet</text:p>
        <text:p text:style-name="P35">Adcc<text:tab/>Speciella aspekter</text:p>
        <text:p text:style-name="P42">Adcca<text:tab/>Skolpersonal och elever</text:p>
        <text:p text:style-name="P42">Adccb<text:tab/>Organisation och administration</text:p>
        <text:p text:style-name="P42">Adccc<text:tab/>Skollokaler och -inventarier</text:p>
        <text:p text:style-name="P42">Adcce<text:tab/>Skolsociala åtgärder </text:p>
        <text:p text:style-name="P35">Adcc<text:tab/>Utrikiska utbildningsväsen</text:p>
        <text:p text:style-name="P35">Adad<text:span text:style-name="T5"><text:tab/>Högskolor / Universitet</text:span></text:p>
        <text:p text:style-name="P41"/>
        <text:p text:style-name="P24"><text:toc-mark text:string-value="Ae. Museer" text:outline-level="2"/><text:toc-mark text:string-value="Ae. Museer" text:outline-level="2"/>Ae<text:tab/>Museer</text:p>
        <text:p text:style-name="P24"><text:toc-mark text:string-value="Af. Förenings – och mötestecknik" text:outline-level="2"/>Af<text:tab/>Förenings – och mötestecknik</text:p>
        <text:p text:style-name="P24"><text:toc-mark text:string-value="Ag. Allmänna sällskap och föreningar" text:outline-level="2"/>Ag<text:tab/>Allmänna sällskap och före­ningar</text:p>
        <text:p text:style-name="P24"><text:toc-mark text:string-value="Ah. Omstridda fenomen" text:outline-level="2"/>Ah<text:tab/>Omstridda fenomen</text:p>
        <text:p text:style-name="P24"><text:toc-mark text:string-value="Ai. Militärvetenskap" text:outline-level="2"/>Ai<text:tab/>Militärvetenskap</text:p>
        <text:p text:style-name="Nivå_20_5b">.01<text:tab/>Strategi och taktik </text:p>
        <text:p text:style-name="Nivå_20_5b">.02<text:tab/>Organisation och ledning </text:p>
        <text:p text:style-name="Nivå_20_5b">.03<text:tab/>Personal </text:p>
        <text:p text:style-name="Nivå_20_5b">.04<text:tab/>Utbildning </text:p>
        <text:p text:style-name="Nivå_20_5b">.06<text:tab/>Anläggningar </text:p>
        <text:p text:style-name="Nivå_20_5b">.07<text:tab/>Material</text:p>
        <text:p text:style-name="Nivå_20_5b"/>
        <text:p text:style-name="Nivå_20_5b"><text:tab/><text:span text:style-name="T3">Militärhistoria se Go</text:span></text:p>
        <text:p text:style-name="P60"/>
        <text:p text:style-name="Nivå_20_5"/>
      </text:section>
      <text:p text:style-name="P18">B. Språkvetenskap</text:p>
      <text:p text:style-name="P10"/>
      <text:section text:style-name="Sect1" text:name="Område3">
        <text:p text:style-name="Nivå_20_5b">.01<text:tab/>Grammatik</text:p>
        <text:p text:style-name="Nivå_20_5b">.02<text:tab/>Namnforsrskning</text:p>
        <text:p text:style-name="Nivå_20_5b">.021<text:tab/>Ortsnamn</text:p>
        <text:p text:style-name="Nivå_20_5b">.022<text:tab/>Personnamn</text:p>
        <text:p text:style-name="Nivå_20_5b">.03<text:tab/>Dialektik och språkgeografi</text:p>
        <text:p text:style-name="Nivå_20_5b">.04<text:tab/>Metodik</text:p>
        <text:p text:style-name="Nivå_20_5b">.05<text:tab/>Språkhistoria</text:p>
        <text:p text:style-name="Nivå_20_5b">.06<text:tab/>Stilistik och textlingvistik</text:p>
        <text:p text:style-name="Nivå_20_5b">.07<text:tab/>Ortografi, interpunktion och förkortningar</text:p>
        <text:p text:style-name="Nivå_20_5b">.08<text:tab/>Fonetik</text:p>
        <text:p text:style-name="Nivå_20_5b">.09<text:tab/>Ordförråd och lexikon</text:p>
        <text:p text:style-name="Nivå_20_5b">.091<text:tab/>Etymologi</text:p>
        <text:p text:style-name="Nivå_20_5b">.092 <text:tab/>Ordbildning</text:p>
        <text:p text:style-name="Nivå_20_5b">.093<text:tab/>Semantik (betydelselära)</text:p>
        <text:p text:style-name="Nivå_20_5b">.095<text:tab/>Frasologi, idomatik</text:p>
        <text:p text:style-name="Nivå_20_5b">.096<text:tab/>Synomantik</text:p>
        <text:p text:style-name="P14"/>
        <text:p text:style-name="P24"><text:toc-mark text:string-value="Ba. Svenska" text:outline-level="2"/>Ba<text:tab/>Svenska</text:p>
        <text:p text:style-name="P24"><text:toc-mark text:string-value="Bb. Nordiska språk (utom svenska)" text:outline-level="2"/>Bb<text:tab/>Nordiska språk alm.</text:p>
        <text:p text:style-name="P28">Bba<text:tab/>Danska</text:p>
        <text:p text:style-name="P28">Bbb<text:tab/>Norska</text:p>
        <text:p text:style-name="P28">Bbc<text:tab/>Isländska</text:p>
        <text:p text:style-name="P28">Bbd<text:tab/>Färöiska</text:p>
        <text:p text:style-name="P28">Bbe<text:tab/>Fornnordiska</text:p>
        <text:p text:style-name="P14"/>
        <text:p text:style-name="P24"><text:toc-mark text:string-value="Bc. Engelska" text:outline-level="2"/>Bc<text:tab/>Engelska</text:p>
        <text:p text:style-name="P24"><text:toc-mark text:string-value="Bd. Germanska språk alm." text:outline-level="2"/>Bd<text:tab/>Germanska språk alm.</text:p>
        <text:p text:style-name="P28"/>
        <text:p text:style-name="P24"><text:toc-mark text:string-value="Be. Franska" text:outline-level="2"/>Be<text:tab/>Franska</text:p>
        <text:p text:style-name="P24"><text:toc-mark text:string-value="Bf. Italienska" text:outline-level="2"/>Bf<text:tab/>Italienska</text:p>
        <text:p text:style-name="P24"><text:toc-mark text:string-value="Bg. Latinska språk alm." text:outline-level="2"/>Bg<text:tab/>Latinska språk alm.</text:p>
        <text:p text:style-name="P14"/>
        <text:p text:style-name="P24"><text:toc-mark text:string-value="Bh. Latin och Grekiska" text:outline-level="2"/>Bh<text:tab/>Latin och Grekiska</text:p>
        <text:p text:style-name="P28">Bha<text:tab/>Grekiska</text:p>
        <text:p text:style-name="P28">Bhc<text:tab/>Latin</text:p>
        <text:p text:style-name="P14"/>
        <text:p text:style-name="P24"><text:toc-mark text:string-value="Bi. Keltiska språk alm." text:outline-level="2"/>Bi<text:tab/>Keltiska språk alm.</text:p>
        <text:p text:style-name="Nivå_20_2">Bia<text:tab/>Ökeltiska språk </text:p>
        <text:p text:style-name="Nivå_20_3">Biaa<text:tab/>Gäliska språk </text:p>
        <text:p text:style-name="Nivå_20_4">Biaaa<text:tab/>Skotsk gäliska </text:p>
        <text:p text:style-name="Nivå_20_4">Biaab<text:tab/>Iriska</text:p>
        <text:p text:style-name="Nivå_20_4"/>
        <text:p text:style-name="P24"><text:toc-mark text:string-value="Bj. Slaviska språk alm." text:outline-level="2"/>Bj<text:tab/>Slaviska språk alm.</text:p>
        <text:p text:style-name="P28"/>
        <text:p text:style-name="P24"><text:toc-mark text:string-value="Bk. Indoeuropeiska språk alm." text:outline-level="2"/>Bk<text:tab/>Indoeuropeiska språk alm.</text:p>
        <text:p text:style-name="P28">Bkr<text:tab/>Runologi</text:p>
        <text:p text:style-name="P14"/>
        <text:p text:style-name="P24">Bl<text:tab/>Finskugriska språk alm.</text:p>
        <text:p text:style-name="P28">Bla<text:tab/>Finska</text:p>
        <text:p text:style-name="P35"/>
        <text:p text:style-name="P24"><text:toc-mark text:string-value="Bm. Semitiska språk" text:outline-level="2"/>Bm<text:tab/>Semitiska språk</text:p>
        <text:p text:style-name="P24"><text:toc-mark text:string-value="Bn. Asiatiska språk" text:outline-level="2"/>Bn<text:tab/>Asiatiska språk</text:p>
        <text:p text:style-name="P24"><text:toc-mark text:string-value="Bo. Övriga språk" text:outline-level="2"/>Bo<text:tab/>Övriga språk</text:p>
      </text:section>
      <text:p text:style-name="P20">C. Religion med mytologi</text:p>
      <text:p text:style-name="P14"/>
      <text:section text:style-name="Sect1" text:name="Område9">
        <text:p text:style-name="P24"><text:toc-mark text:string-value="Ca. Kristendom" text:outline-level="2"/>Ca<text:tab/>Kristendom</text:p>
        <text:p text:style-name="P28">Caa<text:tab/>Kristen mission</text:p>
        <text:p text:style-name="P28">Cab<text:tab/>Kristna samfund</text:p>
        <text:p text:style-name="P35"/>
        <text:p text:style-name="P24"><text:toc-mark text:string-value="Cb. Bibelutgåvor med bibelkommentarer" text:outline-level="2"/>Cb<text:tab/>Bibelutgåvor med bibel­kommentarer</text:p>
        <text:p text:style-name="P28">Cba<text:tab/>Bibelutgåvor</text:p>
        <text:p text:style-name="P28">Cbb<text:tab/>Bibelkommentarer</text:p>
        <text:p text:style-name="P35"/>
        <text:p text:style-name="P24">Cc<text:tab/>Litteratur om bibeln</text:p>
        <text:p text:style-name="P28">Cca<text:tab/>GT</text:p>
        <text:p text:style-name="P28">Ccb<text:tab/>NT</text:p>
        <text:p text:style-name="P28">Ccc<text:tab/>Apokryfer</text:p>
        <text:p text:style-name="P28">Ccd<text:tab/>Bibliska personer</text:p>
        <text:p text:style-name="P35">Ccda<text:tab/>Jesus liv</text:p>
        <text:p text:style-name="P35">Ccdz<text:tab/>Övriga bibliska personer</text:p>
        <text:p text:style-name="P35"/>
        <text:p text:style-name="P24"><text:toc-mark text:string-value="Cd. Kyrkohistoria" text:outline-level="2"/>Cd<text:tab/>Kyrkohistoria</text:p>
        <text:p text:style-name="P14"/>
        <text:p text:style-name="P24"><text:toc-mark text:string-value="Cg. Övriga religioner" text:outline-level="2"/>Cg<text:tab/>Övriga religioner</text:p>
        <text:p text:style-name="P28">Cga<text:tab/>Judendom</text:p>
        <text:p text:style-name="P28">Cgb<text:tab/>Islam</text:p>
        <text:p text:style-name="P28">Cgc<text:tab/>Hinduism</text:p>
        <text:p text:style-name="P28">Cge<text:tab/>Buddhism</text:p>
        <text:p text:style-name="P35">Cgea<text:tab/>Sydlig buddhism</text:p>
        <text:p text:style-name="P36">Cgeb<text:tab/>Nordlig buddhism </text:p>
        <text:p text:style-name="P50">(hit Zenbuddhism och Lamaism)</text:p>
        <text:p text:style-name="P28">Cgf<text:tab/>Kinesisk religion</text:p>
        <text:p text:style-name="P35">Cgfa<text:tab/>Taoism</text:p>
        <text:p text:style-name="P42"/>
        <text:p text:style-name="P24"><text:toc-mark text:string-value="Ch. Mytologi" text:outline-level="2"/>Ch<text:tab/>Mytologi</text:p>
        <text:p text:style-name="P28">Cha<text:tab/>Fornegyptisk mytologi</text:p>
        <text:p text:style-name="P28">Chb<text:tab/>Grekisk - Romersk mytologi</text:p>
        <text:p text:style-name="P28">Chc<text:tab/>Keltisk mytologi</text:p>
        <text:p text:style-name="P28">Chd<text:tab/>Germansk mytologi</text:p>
        <text:p text:style-name="P35">Chda<text:tab/>Fornnordisk mytologi</text:p>
        <text:p text:style-name="P28">Che<text:tab/>Slavisk mytologi</text:p>
        <text:p text:style-name="P28">Chf<text:tab/>Finsk-ugrisk mytologi</text:p>
        <text:p text:style-name="P29">Chg<text:tab/>Främre asiens mytologi </text:p>
        <text:p text:style-name="P49"><text:span text:style-name="T12"><text:tab/>(</text:span>utom juden<text:span text:style-name="T12">d</text:span>om och isla<text:span text:style-name="T12">m)</text:span></text:p>
        <text:p text:style-name="P35">Chga<text:tab/>Babylonisk-assyrisk mytologi</text:p>
        <text:p text:style-name="P28">Chh<text:tab/>Amerikansk mytologi</text:p>
        <text:p text:style-name="P35">Chha<text:tab/>Nordamerikansk mytologi</text:p>
        <text:p text:style-name="P35">Chhb<text:tab/>Maya</text:p>
        <text:p text:style-name="P35">Chhc<text:tab/>Aztekerna</text:p>
        <text:p text:style-name="P35">Chhd<text:tab/>Inkafolkets mytologi</text:p>
        <text:p text:style-name="P35"/>
        <text:p text:style-name="P25">Cm<text:tab/>Mornarna analogibildningar</text:p>
        <text:p text:style-name="P30">Cma<text:tab/>Wicca</text:p>
      </text:section>
      <text:p text:style-name="P20"><text:toc-mark text:string-value="D. Filosofi med Psykologi" text:outline-level="1"/>D. Filosofi med Psykologi</text:p>
      <text:section text:style-name="Sect1" text:name="Område10">
        <text:p text:style-name="P24"><text:toc-mark text:string-value="Da. Äldre västerländsk samt icke-västerländsk filosofisk litteratur" text:outline-level="2"/>Da<text:tab/>Äldre västerländsk samt icke-västerländsk filosofisk litteratur</text:p>
        <text:p text:style-name="P28">Daa<text:tab/>Antika filosofers litteratur</text:p>
        <text:p text:style-name="P28">Dab<text:tab/>Medeltida och renässansers filosofers litteratur</text:p>
        <text:p text:style-name="P28">Dac<text:tab/>Icke-västerländska filosofers litteratur</text:p>
        <text:p text:style-name="P35">Daca<text:tab/>Kinesiska filosofers litteratur</text:p>
        <text:p text:style-name="P35">Dacb<text:tab/>Judiska filosofers litteratur</text:p>
        <text:p text:style-name="P35">Dacc<text:tab/>Indiska filosofers litteratur</text:p>
        <text:p text:style-name="P35">Dacd<text:tab/>Arabiska filosofers litteratur</text:p>
        <text:p text:style-name="P35">Dace<text:tab/>Japanska filosofers litteratur</text:p>
        <text:p text:style-name="P42"/>
        <text:p text:style-name="P24"><text:toc-mark text:string-value="Db. Logisk och språkligt orienterad filosofi" text:outline-level="2"/>Db<text:tab/>Logisk och språkligt orienterad filosofi</text:p>
        <text:p text:style-name="P28"/>
        <text:p text:style-name="P24"><text:toc-mark text:string-value="Dc. Kunskaps- och vetenskapsteori" text:outline-level="2"/>Dc<text:tab/>Kunskaps- och vetenskapsteori</text:p>
        <text:p text:style-name="P28">Dca<text:tab/>Kunskapsteori</text:p>
        <text:p text:style-name="P28">Dcb<text:tab/>Vetenskapsteori</text:p>
        <text:p text:style-name="P35"/>
        <text:p text:style-name="P24"><text:toc-mark text:string-value="De. Etik" text:outline-level="2"/>De<text:tab/>Etik</text:p>
        <text:p text:style-name="P24"><text:toc-mark text:string-value="Df. Estetik" text:outline-level="2"/>Df<text:tab/>Estetik</text:p>
        <text:p text:style-name="P24"><text:toc-mark text:string-value="Dh. Verklighetsuppfattningar" text:outline-level="2"/>Dh<text:tab/>Verklighets-uppfattningar</text:p>
        <text:p text:style-name="P24"/>
        <text:p text:style-name="P24"><text:toc-mark text:string-value="Di. Filosofins historia" text:outline-level="2"/>Di<text:tab/>Filosofins historia</text:p>
        <text:p text:style-name="P28">Dia<text:tab/>Antikens filosofi</text:p>
        <text:p text:style-name="P28">Dib<text:tab/>Medeltiden och renässans filosofi</text:p>
        <text:p text:style-name="P28">Dic<text:tab/>Tidigmodern och modern filosofi</text:p>
        <text:p text:style-name="P35">Dica<text:tab/>Rationalism och besläktade system och dokt­riner</text:p>
        <text:p text:style-name="P35">Dicb<text:tab/>Idealism och besläktade system och doktriner</text:p>
        <text:p text:style-name="P35">Dicc<text:tab/>Kritisk filosofi </text:p>
        <text:p text:style-name="P35">Dicd<text:tab/>Humanism och besläktade system och doktri­ner</text:p>
        <text:p text:style-name="P35">Dice<text:tab/>Naturalism och besläktade system och doktri­ner </text:p>
        <text:p text:style-name="P35">Dicf<text:tab/>Analytisk filosofi</text:p>
        <text:p text:style-name="P35">Dicg<text:tab/>Realism, nyrealism, kritisk realism </text:p>
        <text:p text:style-name="P35">Dich<text:tab/>Nythomism</text:p>
        <text:p text:style-name="P35">Dici<text:tab/>Ekosofi och holistisk filosofi </text:p>
        <text:p text:style-name="P35">Dicj<text:tab/>Övriga filosofiska system och doktriner</text:p>
        <text:p text:style-name="P28">Did<text:tab/>Icke-västerländska filosofi</text:p>
        <text:p text:style-name="P35">Dica<text:tab/>Kinesiska filosofi</text:p>
        <text:p text:style-name="P35">Dicb<text:tab/>Judisk filosofi</text:p>
        <text:p text:style-name="P35">Dicc<text:tab/>Indisk filosofi</text:p>
        <text:p text:style-name="P35">Dicd<text:tab/>Arabisk filosofi</text:p>
        <text:p text:style-name="P35">Dice<text:tab/>Japansk filosofi</text:p>
        <text:p text:style-name="P28">Diz<text:tab/>Särskilda filosofer</text:p>
        <text:p text:style-name="P42"/>
        <text:p text:style-name="P24"><text:toc-mark text:string-value="Dj. Ideologier" text:outline-level="2"/>Dj<text:tab/>Ideologier</text:p>
        <text:p text:style-name="P28">Dja<text:tab/>Socialism</text:p>
        <text:p text:style-name="P35">Djaa<text:tab/>Revolutionär socialism (kommunism)</text:p>
        <text:p text:style-name="P35">Djab<text:tab/>Reformistisk socialism (socialdemokrati)</text:p>
        <text:p text:style-name="P35">Djac<text:tab/>Frihetlig socialism (anarkism)</text:p>
        <text:p text:style-name="P28">Djb<text:tab/>Konservatism </text:p>
        <text:p text:style-name="P28">Djc<text:tab/>Liberalism</text:p>
        <text:p text:style-name="P14"/>
        <text:p text:style-name="P24"><text:toc-mark text:string-value="Dp. Psykologi" text:outline-level="2"/>Dp<text:tab/>Psykologi</text:p>
        <text:p text:style-name="P28">Dpa<text:tab/>Psykologisk metodik</text:p>
        <text:p text:style-name="P35">Dpaa<text:tab/>Experimentell psykologi (människor)</text:p>
        <text:p text:style-name="P35">Dpab<text:tab/>Experimentell psykologi (djur)</text:p>
        <text:p text:style-name="P35">Dpac<text:tab/>Psykologiska mätmetoder</text:p>
        <text:p text:style-name="P28">Dpb<text:tab/>Särskilda skolor och riktningar</text:p>
        <text:p text:style-name="P35">Dpba<text:tab/>Psykoanalys </text:p>
        <text:p text:style-name="P42"/>
        <text:p text:style-name="P28">Dpc<text:tab/>Fysiologisk psykologi</text:p>
        <text:p text:style-name="P35"/>
        <text:p text:style-name="P28">Dpd<text:tab/>Kognitiv <text:s/>psykologi</text:p>
        <text:p text:style-name="P35">Dpda<text:tab/>Inlärning och minne</text:p>
        <text:p text:style-name="P35">Dpdb<text:tab/>Tänkande och fantasiliv </text:p>
        <text:p text:style-name="P42">Dpdba<text:tab/>Tankeliv</text:p>
        <text:p text:style-name="P42">Dpdbb<text:tab/>Fantasiliv</text:p>
        <text:p text:style-name="P35">Dpdc<text:tab/>Intelligens och begåvning</text:p>
        <text:p text:style-name="P35">Dpdd<text:tab/>Viljeprocessen</text:p>
        <text:p text:style-name="P35">Dpde<text:tab/>Kommunikationspsykologi </text:p>
        <text:p text:style-name="P35">Dedf<text:tab/>Drömmar</text:p>
        <text:p text:style-name="P42"/>
        <text:p text:style-name="P28">Dpe<text:tab/>Utvecklings psykologi</text:p>
        <text:p text:style-name="P28">Dpf<text:tab/>Tillämpad psykologi</text:p>
        <text:p text:style-name="P28">Dpg<text:tab/>Grafologi</text:p>
        <text:p text:style-name="P28">Dph<text:tab/>Parapsykologi</text:p>
        <text:p text:style-name="P28">Dpi<text:tab/>Psykologins historia</text:p>
        <text:p text:style-name="P35">Dpiz<text:tab/>Särskilda psykologer</text:p>
        <text:p text:style-name="P42"/>
        <text:p text:style-name="P28">Dpj<text:tab/>Differentiell psykologi</text:p>
        <text:p text:style-name="P42">Dpja<text:tab/>Personlighets psykologi</text:p>
        <text:p text:style-name="P42">Dpjb<text:tab/>Köns psykologi</text:p>
      </text:section>
      <text:p text:style-name="P19"><text:toc-mark text:string-value="E. Samhälls- med rättsvetenskap och ekonomi" text:outline-level="1"/>E. Samhälls- med rättsvetenskap och ekonomi</text:p>
      <text:section text:style-name="Sect1" text:name="Område27">
        <text:p text:style-name="P24"><text:toc-mark text:string-value="Ea. Statskunskap och politik" text:outline-level="2"/>Ea<text:tab/>Statskunskap och politik</text:p>
        <text:p text:style-name="Nivå_20_5b">.01<text:tab/>Konstitution</text:p>
        <text:p text:style-name="Nivå_20_5b">.02<text:tab/>Regering</text:p>
        <text:p text:style-name="Nivå_20_5b">.03<text:tab/>Folkrepresentation</text:p>
        <text:p text:style-name="Nivå_20_5b">.04<text:tab/>Val</text:p>
        <text:p text:style-name="Nivå_20_5b">.05<text:tab/>Medborgarskarp</text:p>
        <text:p text:style-name="Nivå_20_5b">.06<text:tab/>Politiska partier</text:p>
        <text:p text:style-name="Nivå_20_5b">.07<text:tab/>Politiska skrifter fr. partier</text:p>
        <text:p text:style-name="Nivå_20_5b">.08<text:tab/>Politiska skrifter fr. övriga</text:p>
        <text:p text:style-name="P28">Eaa<text:tab/>Sveriges statskunskap och politik </text:p>
        <text:p text:style-name="P28">Eab<text:tab/>Främmande länders statskunskap och politik</text:p>
        <text:p text:style-name="P28">Eac<text:tab/>Utomparlamentariska metoder, kon­spirativ verksamhet, terrorism m.m. </text:p>
        <text:p text:style-name="P35"/>
        <text:p text:style-name="P24"><text:toc-mark text:string-value="Eb. Förvaltning" text:outline-level="2"/>Eb<text:tab/>Förvaltning</text:p>
        <text:p text:style-name="P24"/>
        <text:p text:style-name="P24"><text:toc-mark text:string-value="Ec. Internationella relationer" text:outline-level="2"/>Ec<text:tab/>Internationella relationer</text:p>
        <text:p text:style-name="P28">Eca<text:tab/>Internationellt samarbete: allmänt</text:p>
        <text:p text:style-name="P28">Ecb<text:tab/>Europeiska unionen (EU)</text:p>
        <text:p text:style-name="P28">Ecc<text:tab/>Förenta nationerna (FN)</text:p>
        <text:p text:style-name="P28">Eci<text:tab/>Utvecklingsbistånd och internationell hjälpverksamhet</text:p>
        <text:p text:style-name="P28">Ecj<text:tab/>Röda korset (och likvärdiga organi­sationer) </text:p>
        <text:p text:style-name="P35"/>
        <text:p text:style-name="P24"><text:toc-mark text:string-value="Ed. Sociologi" text:outline-level="2"/>Ed<text:tab/>Sociologi</text:p>
        <text:p text:style-name="P28">Eda<text:tab/>Arbetslivs- och organisationssociologi</text:p>
        <text:p text:style-name="P28">Edb<text:tab/>Bebyggelsesociologi</text:p>
        <text:p text:style-name="P35">Edba<text:tab/>Stadssociologi</text:p>
        <text:p text:style-name="P35">Edbb<text:tab/>Landsbygdssociologi</text:p>
        <text:p text:style-name="P28">Edc<text:tab/>Sociala strukturer<text:tab/></text:p>
        <text:p text:style-name="P35">Edca<text:tab/>Sociala klasser</text:p>
        <text:p text:style-name="P35">Edcb<text:tab/>Åldersgrupper</text:p>
        <text:p text:style-name="P28">Rdd<text:tab/>Socialpsykologi</text:p>
        <text:p text:style-name="P42"/>
        <text:p text:style-name="P24"><text:toc-mark text:string-value="Ee. Sociala frågor" text:outline-level="2"/>Ee<text:tab/>Sociala frågor</text:p>
        <text:p text:style-name="P28">Eea<text:tab/>Arbete och arbetsmarknad</text:p>
        <text:p text:style-name="P28">Eeb<text:tab/>Bostäder</text:p>
        <text:p text:style-name="P28">Eec<text:tab/>Emigration och immigration</text:p>
        <text:p text:style-name="P35">Eeca<text:tab/>Emigration</text:p>
        <text:p text:style-name="P35">Eecb<text:tab/>Immigration</text:p>
        <text:p text:style-name="P35">Eecc<text:tab/>Flyktingproblematik</text:p>
        <text:p text:style-name="P28">Eed<text:tab/>Minoriteter</text:p>
        <text:p text:style-name="P28">Eee<text:tab/>Social omsorg</text:p>
        <text:p text:style-name="P28">Eef<text:tab/>Frivillig hjälpverksamhet</text:p>
        <text:p text:style-name="P28">Eeg<text:tab/>Alkohol-, narkotika- och nikotin­frågor</text:p>
        <text:p text:style-name="P28">Eeh<text:tab/>Könsrollsfrågor</text:p>
        <text:p text:style-name="P28">Eei<text:tab/>Fritidsverksamhet </text:p>
        <text:p text:style-name="P24"/>
        <text:p text:style-name="P24"><text:toc-mark text:string-value="Ef. Demografi" text:outline-level="2"/>Ef<text:tab/>Demografi</text:p>
        <text:p text:style-name="P24"><text:toc-mark text:string-value="Eg. Statistik" text:outline-level="2"/>Eg<text:tab/>Statistik</text:p>
        <text:p text:style-name="P24"/>
        <text:p text:style-name="P24"><text:toc-mark text:string-value="Em. Rättvetenskap" text:outline-level="2"/>Em<text:tab/>Rättsvetenskap</text:p>
        <text:p text:style-name="P28">Ema<text:tab/>Civilrätt</text:p>
        <text:p text:style-name="P38">Emae<text:tab/>Förmögehetsrätt: Immaterielrätt</text:p>
        <text:p text:style-name="Nivå_20_4">Emaea<text:tab/>Upphovsrätt</text:p>
        <text:p text:style-name="Nivå_20_4"/>
        <text:p text:style-name="P28">Emb<text:tab/>Straffrätt</text:p>
        <text:p text:style-name="P28">Emc<text:tab/>Processrätt</text:p>
        <text:p text:style-name="P28">Emd<text:tab/>Statsrätt</text:p>
        <text:p text:style-name="P28">Eme<text:tab/>Förvaltningsrätt</text:p>
        <text:p text:style-name="Nivå_20_4">Emea<text:tab/>Sekretess <text:span text:style-name="T3">hit även personuppgiftslagen</text:span></text:p>
        <text:p text:style-name="P28">Emf<text:tab/>Tryckfrihetsrätt</text:p>
        <text:p text:style-name="P28">Emg<text:tab/>Upphovsrätt</text:p>
        <text:p text:style-name="P28">Emm<text:tab/>Kriminologi</text:p>
        <text:p text:style-name="P35">Emma<text:tab/>Polisväsen</text:p>
        <text:p text:style-name="P35">Emmb<text:tab/>Domstolsväsen</text:p>
        <text:p text:style-name="P35">Emmc<text:tab/>Kriminalvårdsväsen</text:p>
        <text:p text:style-name="P28">Emp<text:tab/>Rättshistoria</text:p>
        <text:p text:style-name="P28">Emq<text:tab/>Rättsfall</text:p>
        <text:p text:style-name="P42"/>
        <text:p text:style-name="P24"><text:toc-mark text:string-value="Eu. Ekonomi" text:outline-level="2"/>Eu<text:tab/>Ekonomi</text:p>
        <text:p text:style-name="P31">Eua<text:tab/>Nationalekonomi </text:p>
        <text:p text:style-name="P31">Eub<text:tab/>Företagsekonomi</text:p>
        <text:p text:style-name="P28"/>
        <text:p text:style-name="P28"/>
        <text:p text:style-name="P28"/>
        <text:p text:style-name="P28"/>
        <text:p text:style-name="P28"/>
      </text:section>
      <text:p text:style-name="P7"><text:toc-mark text:string-value="F.  Bibliotek med böcker, skrift och arkiv" text:outline-level="1"/>F. Bibliotek med<text:span text:style-name="T5"> böcker, skrift och arkiv</text:span></text:p>
      <text:p text:style-name="P15">Fa<text:tab/>Bibliografier</text:p>
      <text:p text:style-name="P49">Faa-Fau<text:tab/>Bibliografier inom visst ämne</text:p>
      <text:p text:style-name="P36"/>
      <text:p text:style-name="P26"><text:toc-mark text:string-value="Fb. Bibliotek" text:outline-level="2"/>Fb<text:tab/>Bibliotek</text:p>
      <text:p text:style-name="P49">.01<text:tab/>Vetenskapliga bibliotek</text:p>
      <text:p text:style-name="P49">.02<text:tab/>Folkbibliotek</text:p>
      <text:p text:style-name="P49">.03<text:tab/>Skolbibliotek</text:p>
      <text:p text:style-name="P49">.04<text:tab/>Privata bibliotek</text:p>
      <text:p text:style-name="P49">.041<text:tab/>Slotts bibliotek</text:p>
      <text:p text:style-name="P49">.05<text:tab/>Företags bibliotek</text:p>
      <text:p text:style-name="P49">.06<text:tab/>Övriga bibliotek</text:p>
      <text:p text:style-name="P29">Fba<text:tab/>Bibliotekshistoria</text:p>
      <text:p text:style-name="P29">Fbb<text:tab/>Bokbestond</text:p>
      <text:p text:style-name="P36">Fbba<text:tab/>Klassificering och indexering</text:p>
      <text:p text:style-name="P36">Fbbb<text:tab/>Katalogisering</text:p>
      <text:p text:style-name="P29">Fbc<text:tab/>Informations återvisning</text:p>
      <text:p text:style-name="P29">Fbd<text:tab/>Biblioteks vetenskap</text:p>
      <text:p text:style-name="P36"/>
      <text:p text:style-name="P26"><text:toc-mark text:string-value="Fc. Böcker m.m." text:outline-level="2"/>Fc<text:tab/>Böcker m.m.</text:p>
      <text:p text:style-name="P29">Fca<text:tab/>Bokvård</text:p>
      <text:p text:style-name="P29">Fcb<text:tab/>Bokbindning</text:p>
      <text:p text:style-name="P29">Fcc<text:tab/>Boktryckarkonst</text:p>
      <text:p text:style-name="P29">Fcd<text:tab/>Bokhistoria</text:p>
      <text:p text:style-name="P29">Fce<text:tab/>Boksamlande</text:p>
      <text:p text:style-name="P29">Fcf<text:tab/>Skrivredskap och skrivmaterial</text:p>
      <text:p text:style-name="P29">Fcg<text:tab/>Redigerings teknik</text:p>
      <text:p text:style-name="P36">Fcga<text:tab/>Rapporter och uppsatser</text:p>
      <text:p text:style-name="P36"/>
      <text:p text:style-name="Nivå_20_2">Fch<text:tab/>E-böcker </text:p>
      <text:p text:style-name="Nivå_20_2">Fci<text:tab/>Ljudböcker </text:p>
      <text:p text:style-name="Nivå_20_2">Fgc<text:tab/>Källkritik </text:p>
      <text:p text:style-name="P39">Fcgb<text:tab/>Kreativt skrivande</text:p>
      <text:p text:style-name="P46"/>
      <text:p text:style-name="P26"><text:toc-mark text:string-value="Fd. Arkiv" text:outline-level="2"/>Fd<text:tab/>Arkiv</text:p>
      <text:p text:style-name="P26"><text:toc-mark text:string-value="Fe. Bokhandel och bokförlag" text:outline-level="2"/>Fe<text:tab/>Bokhandel och bokförlag</text:p>
      <text:p text:style-name="P26"/>
      <text:p text:style-name="P26"><text:toc-mark text:string-value="Ff. Skrift" text:outline-level="2"/>Ff<text:tab/>Skrift</text:p>
      <text:p text:style-name="P29">Ffa<text:tab/>Skrift- och alfabet (historia)</text:p>
      <text:p text:style-name="P36">Ffaa<text:tab/>Västerländska</text:p>
      <text:p text:style-name="P36">Ffaaa<text:tab/>Runor</text:p>
      <text:p text:style-name="P36">Ffab<text:tab/>Österländska</text:p>
      <text:p text:style-name="P36">Ffac<text:tab/>Övriga</text:p>
      <text:p text:style-name="P29">Ffb<text:tab/>Kalligrafi</text:p>
      <text:p text:style-name="P29">Ffc<text:tab/>Chiffer</text:p>
      <text:p text:style-name="P29">Ffd<text:tab/>Paleografi</text:p>
      <text:p text:style-name="P36"/>
      <text:p text:style-name="P54"><text:toc-mark text:string-value="Fg. Läsning" text:outline-level="2"/>Fg<text:tab/>Läsning</text:p>
      <text:p text:style-name="P17">G. Historia</text:p>
      <text:p text:style-name="P14"/>
      <text:section text:style-name="Sect1" text:name="Område11">
        <text:p text:style-name="P24"><text:toc-mark text:string-value="Ga. Svensk historia" text:outline-level="2"/>Ga<text:tab/>Sverige</text:p>
        <text:p text:style-name="P28">Gaa<text:tab/>Götaland</text:p>
        <text:p text:style-name="P35">Gaaa<text:tab/>Skåne</text:p>
        <text:p text:style-name="P28">Gas<text:tab/>Samernas historia: allmänt</text:p>
        <text:p text:style-name="P48">Gas-a<text:tab/>Samernas historia: Sverige</text:p>
        <text:p text:style-name="P48">Gas-bb<text:tab/>Samernas historia: Norge</text:p>
        <text:p text:style-name="P48">Gas-bd<text:tab/>Samernas historia: Finland</text:p>
        <text:p text:style-name="P48">Gas-cj<text:tab/>Samernas historia: Ryssland</text:p>
        <text:p text:style-name="P42"/>
        <text:p text:style-name="P24"><text:toc-mark text:string-value="Gb. Norden alm." text:outline-level="2"/>Gb<text:tab/>Norden alm.</text:p>
        <text:p text:style-name="P28">Gba<text:tab/>Danmark</text:p>
        <text:p text:style-name="P28">Gbb<text:tab/>Norge</text:p>
        <text:p text:style-name="P28">Gbc<text:tab/>Island</text:p>
        <text:p text:style-name="P28">Gbd<text:tab/>Finland</text:p>
        <text:p text:style-name="P35"/>
        <text:p text:style-name="P24"><text:toc-mark text:string-value="Gc. Europa alm." text:outline-level="2"/>Gc<text:tab/>Europa alm.</text:p>
        <text:p text:style-name="P28">Gca<text:tab/>Brittiska öarna</text:p>
        <text:p text:style-name="P28">Gcb<text:tab/>Tyskland</text:p>
        <text:p text:style-name="P28">Gcc<text:tab/>Frankrike</text:p>
        <text:p text:style-name="P28">Gcd-Gcm<text:tab/>Europa: övriga specifika länder</text:p>
        <text:p text:style-name="P28">Gcp<text:tab/>Europeiska unionen</text:p>
        <text:p text:style-name="P28">Gcs<text:tab/>Kelternas historia</text:p>
        <text:p text:style-name="Nivå_20_5b"><text:tab/><text:span text:style-name="T3">Hit endast alm. framställningar av kelternas historia oavsett landtillhörighet.</text:span></text:p>
        <text:p text:style-name="P35"/>
        <text:p text:style-name="P24"><text:toc-mark text:string-value="Gd. Asiatisk historia" text:outline-level="2"/>Gd<text:tab/>Asien</text:p>
        <text:p text:style-name="P28">Gda<text:tab/>Främre asiens och Mellanösterns his<text:span text:style-name="T5">toria</text:span></text:p>
        <text:p text:style-name="P24"><text:toc-mark text:string-value="Ge. Afrikansk historia" text:outline-level="2"/>Ge<text:tab/>Afrika</text:p>
        <text:p text:style-name="P24"><text:toc-mark text:string-value="Gf. Amerikansk historia" text:outline-level="2"/>Gf<text:tab/>Amerika</text:p>
        <text:p text:style-name="P28">Gfa<text:tab/>Usa</text:p>
        <text:p text:style-name="P35">Gfam<text:tab/>Indianernas historia i Nordamerika</text:p>
        <text:p text:style-name="P35">Gfan<text:tab/>Rasfrågan</text:p>
        <text:p text:style-name="P24"><text:toc-mark text:string-value="Gg. Oceansk historia" text:outline-level="2"/>Gg<text:tab/>Oceanien</text:p>
        <text:p text:style-name="P14"/>
        <text:p text:style-name="P24"><text:toc-mark text:string-value="Gk. Socialhistoria" text:outline-level="2"/>Gk<text:tab/>Socialhistoria</text:p>
        <text:p text:style-name="P28">Gka<text:tab/>Genushistoria</text:p>
        <text:p text:style-name="P28">Gkb<text:tab/>Arbetarhistoria</text:p>
        <text:p text:style-name="P28">Gkc<text:tab/>Sociala protester</text:p>
        <text:p text:style-name="P35"/>
        <text:p text:style-name="P24"><text:toc-mark text:string-value="Gl. Historiska hjälpvetenskaper" text:outline-level="2"/>Gl<text:tab/>Historiska hjälpvetenskaper</text:p>
        <text:p text:style-name="P28">Gla<text:tab/>Sigillkunskap</text:p>
        <text:p text:style-name="P28">Glb<text:tab/>Heraldik</text:p>
        <text:p text:style-name="P28">Glc<text:tab/>Flaggor/fanor</text:p>
        <text:p text:style-name="P28">Gld<text:tab/>Eblemati<text:span text:style-name="T19">k</text:span></text:p>
        <text:p text:style-name="P28">Gle<text:tab/>Rang - och elitväsen</text:p>
        <text:p text:style-name="P28">Glf<text:tab/>Historisk kronologi (inkl. tideräkningar och kalendrar)</text:p>
        <text:p text:style-name="P28">Glg<text:tab/>Ordensväsen</text:p>
        <text:p text:style-name="P28">Glh<text:tab/>Numismatik</text:p>
        <text:p text:style-name="P28">Gli<text:tab/>Diplomati</text:p>
        <text:p text:style-name="P35"/>
        <text:p text:style-name="P24"><text:toc-mark text:string-value="Gm. Kulturhistoria" text:outline-level="2"/>Gm<text:tab/>Kulturhistoria</text:p>
        <text:p text:style-name="P24"><text:toc-mark text:string-value="Gn. Ide- och vetenskapshistoria" text:outline-level="2"/>Gn<text:tab/>Ide- och vetenskapshistoria</text:p>
        <text:p text:style-name="P24"><text:toc-mark text:string-value="Go. Militärhistoria" text:outline-level="2"/>Go<text:tab/>Militärhistoria</text:p>
        <text:p text:style-name="P24">Gp<text:tab/>Ekonomisk historia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</text:section>
      <text:p text:style-name="P20"><text:span text:style-name="T12">H. </text:span>Etnolog</text:p>
      <text:p text:style-name="P14"/>
      <text:p text:style-name="P28"><text:toc-mark text:string-value="Ha. Bebyggelse och byggnader" text:outline-level="2"/>Ha<text:tab/>Bebyggelse och byggnader</text:p>
      <text:p text:style-name="P28"><text:toc-mark text:string-value="Hb. Föremål" text:outline-level="2"/>Hb<text:tab/>Föremål</text:p>
      <text:p text:style-name="P28"><text:toc-mark text:string-value="Hc. Näringsliv, arbetsliv och kosthåll" text:outline-level="2"/>Hc<text:tab/>Näringsliv, arbetsliv och kosthåll</text:p>
      <text:p text:style-name="P28"><text:toc-mark text:string-value="Hd. Samhälls- och familjeliv" text:outline-level="2"/><text:toc-mark text:string-value="Hd. Samhälls- och familjeliv" text:outline-level="2"/>Hd<text:tab/>Samhälls- och familjeliv</text:p>
      <text:p text:style-name="P28"/>
      <text:p text:style-name="P27"><text:toc-mark text:string-value="He. Folktro och folkseder" text:outline-level="2"/>He<text:tab/>Folktro och folkseder</text:p>
      <text:p text:style-name="P35">Hea<text:tab/>Högtider och fest</text:p>
      <text:p text:style-name="P35">Heb<text:tab/>Folkmedicin</text:p>
      <text:p text:style-name="P35">Hec<text:tab/>Övertro och magi</text:p>
      <text:p text:style-name="P35"/>
      <text:p text:style-name="P6"><text:toc-mark text:string-value="Hm. Främmande länder" text:outline-level="2"/>Hm<text:tab/>Främmande länder</text:p>
      <text:p text:style-name="P20"><text:span text:style-name="T12">I. </text:span>Arkeologi</text:p>
      <text:p text:style-name="Nivå_20_5">.01<text:tab/>Kulturformer</text:p>
      <text:p text:style-name="Nivå_20_5">.02<text:tab/>Bosättningar, kultplatser, gravskick</text:p>
      <text:p text:style-name="Nivå_20_5">.03<text:tab/>Verktyg, redskap, vapen</text:p>
      <text:p text:style-name="Nivå_20_5">.04<text:tab/>Konstnärliga lämningar</text:p>
      <text:p text:style-name="Nivå_20_5">.05<text:tab/>Konsthantverk</text:p>
      <text:p text:style-name="Nivå_20_5">.06<text:tab/>Stenmonument</text:p>
      <text:p text:style-name="Nivå_20_5">.07<text:tab/>Undervattensarkeologi</text:p>
      <text:p text:style-name="Nivå_20_5">.08<text:tab/>Osteologi (benlära)</text:p>
      <text:p text:style-name="P14"/>
      <text:p text:style-name="P28"><text:toc-mark text:string-value="Ia. Sverige" text:outline-level="2"/>Ia<text:tab/>Sverige</text:p>
      <text:p text:style-name="P35">Iaa<text:tab/>Götaland</text:p>
      <text:p text:style-name="P42">Iaaa<text:tab/>Skåne</text:p>
      <text:p text:style-name="P42">Iaae<text:tab/>Västergötland</text:p>
      <text:p text:style-name="P48"/>
      <text:p text:style-name="P28"><text:toc-mark text:string-value="Ib. Norden alm." text:outline-level="2"/>Ib<text:tab/>Norden alm.</text:p>
      <text:p text:style-name="P35">Iba<text:tab/>Danmark</text:p>
      <text:p text:style-name="P35">Ibb<text:tab/>Norge</text:p>
      <text:p text:style-name="P35">Ibc<text:tab/>Island</text:p>
      <text:p text:style-name="P35">Ibd<text:tab/>Finland</text:p>
      <text:p text:style-name="P14"/>
      <text:p text:style-name="P28"><text:toc-mark text:string-value="Ic. Europa alm." text:outline-level="2"/>Ic<text:tab/>Europa alm.</text:p>
      <text:p text:style-name="P35">Ica<text:tab/>Brittiska öarna</text:p>
      <text:p text:style-name="P35">Icb<text:tab/>Tyskland</text:p>
      <text:p text:style-name="P35">Icc<text:tab/>Frankrike</text:p>
      <text:p text:style-name="P35">Icd-Icm<text:tab/>Europa: övriga specifika länder</text:p>
      <text:p text:style-name="P14"/>
      <text:p text:style-name="P28"><text:toc-mark text:string-value="Id. Asien" text:outline-level="2"/>Id<text:tab/>Asien</text:p>
      <text:p text:style-name="P28"><text:toc-mark text:string-value="Ie. Afrika" text:outline-level="2"/>Ie<text:tab/>Afrika</text:p>
      <text:p text:style-name="P28"><text:toc-mark text:string-value="If. Amerika" text:outline-level="1"/><text:toc-mark text:string-value="I.f Amerika" text:outline-level="1"/>If<text:tab/>Amerika</text:p>
      <text:p text:style-name="P28"><text:toc-mark text:string-value="Ig. Oceanien" text:outline-level="2"/>Ig<text:tab/>Oceanien</text:p>
      <text:p text:style-name="P14"/>
      <text:p text:style-name="P14"/>
      <text:p text:style-name="P28"><text:toc-mark text:string-value="Im Klassisk arkeologi" text:outline-level="2"/>Im<text:tab/>Klassisk arkeologi</text:p>
      <text:p text:style-name="P35">Ima<text:tab/>Grekisk arkeologi</text:p>
      <text:p text:style-name="P35">Imb<text:tab/>Romersk arkeologi</text:p>
      <text:p text:style-name="P42">Imby<text:tab/>Romerska provinsers arkeologi</text:p>
      <text:p text:style-name="P42"/>
      <text:p text:style-name="P35">Imc<text:tab/>Etrustisk arkeologi</text:p>
      <text:p text:style-name="P35">Imd<text:tab/>Fornkristen arkeologi</text:p>
      <text:p text:style-name="P5"/>
      <text:p text:style-name="P20"><text:span text:style-name="T12">J. </text:span>Geografi med lokalhistoria</text:p>
      <text:p text:style-name="Nivå_20_5">.01<text:tab/>Naturgeografi</text:p>
      <text:p text:style-name="Nivå_20_5">.02<text:tab/>Ekonomisk geografi</text:p>
      <text:p text:style-name="Nivå_20_5">.03<text:tab/>Politisk geografi</text:p>
      <text:p text:style-name="Nivå_20_5">.04<text:tab/>Reseskildringar</text:p>
      <text:p text:style-name="Nivå_20_5">.05<text:tab/>Res<text:span text:style-name="T5">ehandböcker</text:span></text:p>
      <text:p text:style-name="Nivå_20_5">.06<text:tab/>Geografiforskning</text:p>
      <text:p text:style-name="Nivå_20_5">.07<text:tab/><text:span text:style-name="T5">Kulturgeograf<text:tab/></text:span></text:p>
      <text:p text:style-name="P28"><text:toc-mark text:string-value="Ja. Svensk geografi" text:outline-level="2"/>Ja<text:tab/>Svensk geografi</text:p>
      <text:p text:style-name="P35">Jaa<text:tab/>Götaland</text:p>
      <text:p text:style-name="P42">Jaaa<text:tab/>Skåne</text:p>
      <text:p text:style-name="P42">Jaae<text:tab/>Västergötland</text:p>
      <text:p text:style-name="P42"/>
      <text:p text:style-name="P28"><text:toc-mark text:string-value="Jb. Norden alm." text:outline-level="2"/>Jb<text:tab/>Norden alm.</text:p>
      <text:p text:style-name="P35">Jba<text:tab/>Danmark</text:p>
      <text:p text:style-name="P35">Jbb<text:tab/>Norge</text:p>
      <text:p text:style-name="P35">Jbc<text:tab/>Island</text:p>
      <text:p text:style-name="P35">Jbd<text:tab/>Finland</text:p>
      <text:p text:style-name="P14"/>
      <text:p text:style-name="P28"><text:toc-mark text:string-value="Jc. Europa alm." text:outline-level="2"/>Jc<text:tab/>Europa alm.</text:p>
      <text:p text:style-name="P35">Jca<text:tab/>Brittiska öarna</text:p>
      <text:p text:style-name="P35">Jcb<text:tab/>Tyskland</text:p>
      <text:p text:style-name="P35">Jcc<text:tab/>Frankrike</text:p>
      <text:p text:style-name="P35">Jcd-Jcm<text:tab/>Europa: övriga specifika länder</text:p>
      <text:p text:style-name="P14"/>
      <text:p text:style-name="P28"><text:toc-mark text:string-value="Jd. Asien" text:outline-level="2"/>Jd<text:tab/>Asien</text:p>
      <text:p text:style-name="P28"><text:toc-mark text:string-value="Je. Afrika" text:outline-level="2"/>Je<text:tab/>Afrika</text:p>
      <text:p text:style-name="P28"><text:toc-mark text:string-value="Jf. Amerika" text:outline-level="2"/>Jf<text:tab/>Amerika</text:p>
      <text:p text:style-name="P28"><text:toc-mark text:string-value="Jg. Oceanien" text:outline-level="2"/><text:toc-mark text:string-value="Jg. Oceanien" text:outline-level="2"/>Jg<text:tab/>Oceanien</text:p>
      <text:p text:style-name="P28"><text:toc-mark text:string-value="Jh. Polarområdet" text:outline-level="2"/>Jh<text:tab/>Polarområdet</text:p>
      <text:p text:style-name="P6"><text:toc-mark text:string-value="Ji. Oceaner och hav" text:outline-level="2"/>Ji<text:tab/>Oceaner och hav</text:p>
      <text:p text:style-name="P17">K. Genealogi och hembygds<text:span text:style-name="T12">f</text:span>orskning med Bibliografi</text:p>
      <text:p text:style-name="P14"/>
      <text:p text:style-name="Nivå_20_1"><text:toc-mark text:string-value="Ka. Genealogiska metoder" text:outline-level="2"/>Ka<text:tab/>Genealogiska metoder</text:p>
      <text:p text:style-name="Nivå_20_2"/>
      <text:p text:style-name="Nivå_20_1"><text:toc-mark text:string-value="Kb. Genealoglogiska uppslagsverk" text:outline-level="2"/>Kb<text:tab/>Genealogiska uppslagsverk</text:p>
      <text:p text:style-name="Nivå_20_2">Kba<text:tab/>Adelskalendrar, övriga släktkaländrar och släktböcker </text:p>
      <text:p text:style-name="Nivå_20_3">Kbaa<text:tab/>Adelskalendrar</text:p>
      <text:p text:style-name="Nivå_20_2">Kbb<text:tab/>Kungalängder </text:p>
      <text:p text:style-name="Nivå_20_2">Kbc<text:tab/>Adresskalendrar m.m.</text:p>
      <text:p text:style-name="Nivå_20_3">Kbca<text:tab/>Adresskalendrar</text:p>
      <text:p text:style-name="Nivå_20_3">Kbcc<text:tab/>Matriklar</text:p>
      <text:p text:style-name="Nivå_20_3">Kbcd<text:tab/>Telefonkalender</text:p>
      <text:p text:style-name="Nivå_20_3">Kbce<text:tab/>Militärer inom ett vist område</text:p>
      <text:p text:style-name="Nivå_20_2">Kbd<text:tab/>Övrigt t.ex. Antavlor</text:p>
      <text:p text:style-name="P35"/>
      <text:p text:style-name="Nivå_20_1"><text:toc-mark text:string-value="Kc. Datorer i släktforskningen" text:outline-level="2"/>Kc<text:tab/>Datorer i släktforskningen</text:p>
      <text:p text:style-name="Nivå_20_1"><text:toc-mark text:string-value="Kd. Hembygdsforskning" text:outline-level="2"/>Kd<text:tab/>Hembygdsforskning</text:p>
      <text:p text:style-name="Nivå_20_1"/>
      <text:p text:style-name="Nivå_20_1"><text:toc-mark text:string-value="Km. Biografisk vetenskap" text:outline-level="2"/>Km<text:tab/>Biografisk vetenskap</text:p>
      <text:p text:style-name="Nivå_20_1"><text:toc-mark text:string-value="Kn. Biografiska uppslagsverk" text:outline-level="2"/>Kn<text:tab/>Biografiska uppslagsverk</text:p>
      <text:p text:style-name="Nivå_20_1"><text:toc-mark text:string-value="Ks. Biografiska samlingar" text:outline-level="2"/>Ks<text:tab/>Biografiska samlingar</text:p>
      <text:p text:style-name="Nivå_20_1"><text:toc-mark text:string-value="Kz. Biografi: särskilda personer" text:outline-level="2"/>Kz<text:tab/>Biografi: särskilda personer</text:p>
      <text:p text:style-name="P14"><text:tab/>Ej uppdelat geografiskt.</text:p>
      <text:p text:style-name="Nivå_20_5b"><text:tab/>Undantag:</text:p>
      <text:list xml:id="list6197585670676827039" text:style-name="L1">
        <text:list-item>
          <text:p text:style-name="P61">Särsk. Religiösa personer.-&gt;C?z</text:p>
        </text:list-item>
        <text:list-item>
          <text:p text:style-name="P61">Särsk. Filosofers -&gt;Diz</text:p>
        </text:list-item>
        <text:list-item>
          <text:p text:style-name="P61">Särsk. Psykologer -&gt;Dpiz</text:p>
        </text:list-item>
        <text:list-item>
          <text:p text:style-name="P61">Särsk. Författare -&gt;Uaz resp. Uz</text:p>
        </text:list-item>
      </text:list>
      <text:p text:style-name="P20"><text:toc-mark text:string-value="M. Fiske med jakt" text:outline-level="1"/>M. Fiske med jakt</text:p>
      <text:p text:style-name="P14"/>
      <text:p text:style-name="Nivå_20_1"><text:toc-mark text:string-value="Ma. Flugfiske" text:outline-level="2"/>Ma<text:tab/>Flugfiske</text:p>
      <text:p text:style-name="Nivå_20_2">Maa<text:tab/>Flugbindning</text:p>
      <text:p text:style-name="Nivå_20_2"/>
      <text:p text:style-name="Nivå_20_1"><text:toc-mark text:string-value="Mb. Fiskeskildringar" text:outline-level="2"/>Mb<text:tab/>Fiskeskildringar</text:p>
      <text:p text:style-name="Nivå_20_1"><text:toc-mark text:string-value="Mc. Jakt" text:outline-level="2"/>Mc<text:tab/>Jakt</text:p>
      <text:p text:style-name="P20"><text:toc-mark text:string-value="N. Hobby" text:outline-level="1"/>N. Hobby</text:p>
      <text:p text:style-name="P14"/>
      <text:p text:style-name="Nivå_20_1"><text:toc-mark text:string-value="Nb. Knivslöjd" text:outline-level="2"/>Nb<text:tab/>Knivslöjd</text:p>
      <text:p text:style-name="Nivå_20_1"><text:toc-mark text:string-value="Nc. Lek, idrott och spel" text:outline-level="2"/>Nc<text:tab/>Lek, idrott och spel</text:p>
      <text:p text:style-name="Nivå_20_1"><text:toc-mark text:string-value="Nd. Pipor och tobak" text:outline-level="2"/>Nd <text:tab/>Pipor och tobak</text:p>
      <text:p text:style-name="Nivå_20_1"/>
      <text:p text:style-name="Nivå_20_1"><text:toc-mark text:string-value="Ne. Trädgård" text:outline-level="2"/>Ne<text:tab/>Trädgård</text:p>
      <text:p text:style-name="Nivå_20_2">Nea<text:tab/>Rosor</text:p>
      <text:p text:style-name="P35"/>
      <text:p text:style-name="Nivå_20_1"><text:toc-mark text:string-value="Nf. Textil" text:outline-level="2"/>Nf<text:tab/>Textil</text:p>
      <text:p text:style-name="Nivå_20_2">Nfa<text:tab/>Vävnad</text:p>
      <text:p text:style-name="Nivå_20_2">Nfb<text:tab/>Sömnad</text:p>
      <text:p text:style-name="Nivå_20_3">Nfba<text:tab/>Lappsömnad</text:p>
      <text:p text:style-name="Nivå_20_2">Nfc<text:tab/>Virkning och stickning</text:p>
      <text:p text:style-name="P35"/>
      <text:p text:style-name="Nivå_20_1"><text:toc-mark text:string-value="Ng. Mat och dryck" text:outline-level="2"/>Ng<text:tab/>Mat och dryck</text:p>
      <text:p text:style-name="Nivå_20_2">Nga<text:tab/>Matlagning</text:p>
      <text:p text:style-name="Nivå_20_2">Ngb<text:tab/>Dryck</text:p>
      <text:p text:style-name="Nivå_20_3">Ngba<text:tab/>Whisky</text:p>
      <text:p text:style-name="Nivå_20_3">Ngbb<text:tab/>Vin</text:p>
      <text:p text:style-name="Nivå_20_3">Ngbc<text:tab/>Öl</text:p>
      <text:p text:style-name="Nivå_20_3">Ngbd<text:tab/>Te/kaffe</text:p>
      <text:p text:style-name="Nivå_20_2">Ngc<text:tab/>Mat </text:p>
      <text:p text:style-name="Nivå_20_3">Ngca<text:tab/>Ost</text:p>
      <text:p text:style-name="Nivå_20_3">Ngcb<text:tab/>Choklad</text:p>
      <text:p text:style-name="P20">O. Datalogi</text:p>
      <text:p text:style-name="P14"/>
      <text:section text:style-name="Sect1" text:name="Område5">
        <text:p text:style-name="Nivå_20_1">Oa<text:tab/>Operativsystem </text:p>
        <text:p text:style-name="Nivå_20_2">Oaa<text:tab/>Postix baserade system </text:p>
        <text:p text:style-name="Nivå_20_3">Oaaa<text:tab/>Unix </text:p>
        <text:p text:style-name="Nivå_20_3">Oaab<text:tab/>Linux </text:p>
        <text:p text:style-name="Nivå_20_3">Oaac<text:tab/>BSD </text:p>
        <text:p text:style-name="Nivå_20_3">Oaad<text:tab/>OS X </text:p>
        <text:p text:style-name="Nivå_20_2">Oab<text:tab/>Windows med DOS </text:p>
        <text:p text:style-name="Nivå_20_2"/>
        <text:p text:style-name="Nivå_20_1">Ob<text:tab/>Program efter funktion </text:p>
        <text:p text:style-name="Nivå_20_2">Oba<text:tab/>Ordbehandling (hit även textbehandling) </text:p>
        <text:p text:style-name="Nivå_20_2">Obb<text:tab/>Kalkyl </text:p>
        <text:p text:style-name="Nivå_20_2">Obc<text:tab/>Bildbehandling </text:p>
        <text:p text:style-name="Nivå_20_2">Obd<text:tab/>Ljudbehandling </text:p>
        <text:p text:style-name="Nivå_20_2"/>
        <text:p text:style-name="Nivå_20_1">Oc<text:tab/>Programmering </text:p>
        <text:p text:style-name="Nivå_20_2">Oca<text:tab/>Linjär programmering </text:p>
        <text:p text:style-name="Nivå_20_2">Ocb<text:tab/>Objektorienterad programmering </text:p>
        <text:p text:style-name="Nivå_20_2">Occ<text:tab/>Script programmering </text:p>
        <text:p text:style-name="Nivå_20_2">Ocd<text:tab/>Markup språk </text:p>
        <text:p text:style-name="Nivå_20_2">Ocg<text:tab/>C, C++, C# m.f. </text:p>
        <text:p text:style-name="Nivå_20_2">Och<text:tab/>Pascal </text:p>
        <text:p text:style-name="Nivå_20_2">Oci<text:tab/>Java (inkl. Android) </text:p>
        <text:p text:style-name="Nivå_20_2">Ocj<text:tab/>Perl </text:p>
        <text:p text:style-name="Nivå_20_2">Ock<text:tab/>Python </text:p>
        <text:p text:style-name="Nivå_20_2">Ocl<text:tab/>Bach </text:p>
        <text:p text:style-name="Nivå_20_2">Ocm<text:tab/>PHP </text:p>
        <text:p text:style-name="Nivå_20_2">Ocn<text:tab/>JavaScript </text:p>
        <text:p text:style-name="Nivå_20_2">Oco<text:tab/>HTML,CSS </text:p>
        <text:p text:style-name="Nivå_20_2"/>
        <text:p text:style-name="Nivå_20_1">Od<text:tab/>Databas </text:p>
        <text:p text:style-name="Nivå_20_2">Oda<text:tab/>SQL </text:p>
        <text:p text:style-name="Nivå_20_2"/>
        <text:p text:style-name="Nivå_20_1">Of<text:tab/>Versionshantering </text:p>
        <text:p text:style-name="Nivå_20_2">Ofa<text:tab/>Subversion </text:p>
        <text:p text:style-name="Nivå_20_2">Ofb<text:tab/>Git </text:p>
        <text:p text:style-name="Nivå_20_2"/>
        <text:p text:style-name="Nivå_20_1">Om<text:tab/>Nätverk </text:p>
        <text:p text:style-name="Nivå_20_2">Oma<text:tab/>Protokoll </text:p>
        <text:p text:style-name="Nivå_20_2"/>
        <text:p text:style-name="Nivå_20_1">On<text:tab/>Internet </text:p>
        <text:p text:style-name="Nivå_20_2">Ona<text:tab/>Infrastruktur </text:p>
        <text:p text:style-name="Nivå_20_3">Onaa<text:tab/>Domännamn </text:p>
        <text:p text:style-name="Nivå_20_2">Onb<text:tab/>E-post </text:p>
        <text:p text:style-name="Nivå_20_2">Onc<text:tab/>Chatt (hit även andra medelandetjänster) </text:p>
        <text:p text:style-name="Nivå_20_2">Ond<text:tab/>Webben </text:p>
        <text:p text:style-name="Nivå_20_3">Onda<text:tab/>Sök och sökmotorer </text:p>
        <text:p text:style-name="Nivå_20_3">Ondb<text:tab/>Sociala media </text:p>
        <text:p text:style-name="Nivå_20_3">Ondc<text:tab/>Innehållshantering </text:p>
        <text:p text:style-name="Nivå_20_4">Ondca<text:tab/>Bloggar </text:p>
        <text:p text:style-name="Nivå_20_4">Ondcb<text:tab/>Wiki (:MediaWiki (hit även Wikimedia Fondation)) </text:p>
        <text:p text:style-name="Nivå_20_4">Ondcc<text:tab/>Diskussionsforum</text:p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  <text:p text:style-name="Nivå_20_4"/>
      </text:section>
      <text:p text:style-name="P20"><text:toc-mark text:string-value="P. Matematik" text:outline-level="1"/>P. Matematik</text:p>
      <text:p text:style-name="P14"/>
      <text:p text:style-name="Nivå_20_1"><text:toc-mark text:string-value="Pa. Statistik med sannorlikhetslära" text:outline-level="2"/>Pa<text:tab/>Statistik med sannolikhetslära</text:p>
      <text:p text:style-name="Nivå_20_1"><text:toc-mark text:string-value="Pb. Algebr" text:outline-level="2"/>Pb<text:tab/>Algebra</text:p>
      <text:p text:style-name="Nivå_20_1"><text:toc-mark text:string-value="Pc. Analys" text:outline-level="2"/>Pc<text:tab/>Analys</text:p>
      <text:p text:style-name="Nivå_20_1"><text:toc-mark text:string-value="Pd. Geometri" text:outline-level="2"/>Pd<text:tab/>Geometri</text:p>
      <text:p text:style-name="Nivå_20_1"><text:toc-mark text:string-value="Pe. Mått, vikt m.m." text:outline-level="2"/>Pe<text:tab/>Mått, vikt m.m.</text:p>
      <text:p text:style-name="P20"><text:toc-mark text:string-value="Q. Naturvetenskap" text:outline-level="1"/>Q. Naturvetenskap</text:p>
      <text:p text:style-name="P14"/>
      <text:p text:style-name="Nivå_20_1"><text:toc-mark text:string-value="Qa. Fysik och kemi" text:outline-level="2"/>Qa<text:tab/>Fysik och kemi</text:p>
      <text:p text:style-name="Nivå_20_2">Qaa<text:tab/><text:span text:style-name="T17">Fysik</text:span></text:p>
      <text:p text:style-name="Nivå_20_3">Qaaa<text:tab/>Akustik</text:p>
      <text:p text:style-name="Nivå_20_3">Qaab<text:tab/>Optik</text:p>
      <text:p text:style-name="Nivå_20_3">Qaac<text:tab/>Värmelära</text:p>
      <text:p text:style-name="Nivå_20_3">Qaad<text:tab/>Elektronik och magnetism</text:p>
      <text:p text:style-name="Nivå_20_3">Qaae<text:tab/>Teoretisk och matematisk</text:p>
      <text:p text:style-name="Nivå_20_2">Qab<text:tab/><text:span text:style-name="T17">Kemi</text:span></text:p>
      <text:p text:style-name="Nivå_20_2">Qac<text:tab/>Astronomi</text:p>
      <text:p text:style-name="Nivå_20_1"/>
      <text:p text:style-name="Nivå_20_1"><text:toc-mark text:string-value="Qb. Geologi och Paleontologi" text:outline-level="2"/>Qb<text:tab/>Geologi och Paleontologi</text:p>
      <text:p text:style-name="Nivå_20_2">Qba<text:tab/>Geologi</text:p>
      <text:p text:style-name="Nivå_20_2">Qbb<text:tab/>Paleontologi</text:p>
      <text:p text:style-name="Nivå_20_5">.01<text:tab/>Systematik</text:p>
      <text:p text:style-name="Nivå_20_5">.02<text:tab/>Preparering och restaurang</text:p>
      <text:p text:style-name="Nivå_20_5">.05<text:tab/>Paleoekologi</text:p>
      <text:p text:style-name="Nivå_20_5">.08<text:tab/>Fossila plankton</text:p>
      <text:p text:style-name="Nivå_20_3">Qbba<text:tab/>Paleobotanik</text:p>
      <text:p text:style-name="Nivå_20_3">Qbbb<text:tab/>Paleozoologi</text:p>
      <text:p text:style-name="Nivå_20_3"/>
      <text:p text:style-name="Nivå_20_1">Qc<text:tab/>Geofysik </text:p>
      <text:p text:style-name="Nivå_20_2">Qca<text:tab/>Meteorologi </text:p>
      <text:p text:style-name="P40">Qcaj<text:tab/>Klimatologi</text:p>
      <text:p text:style-name="Nivå_20_1"/>
      <text:p text:style-name="Nivå_20_1"><text:toc-mark text:string-value="Qd. Biologi" text:outline-level="2"/>Qd<text:tab/>Biologi</text:p>
      <text:p text:style-name="Nivå_20_1"><text:toc-mark text:string-value="Qe. Botanik" text:outline-level="2"/>Qe<text:tab/>Botanik</text:p>
      <text:p text:style-name="Nivå_20_1"><text:toc-mark text:string-value="Qf. Zoologi" text:outline-level="2"/>Qf<text:tab/>Zoologi</text:p>
      <text:p text:style-name="Nivå_20_1"/>
      <text:p text:style-name="Nivå_20_1"><text:toc-mark text:string-value="Qi. Ekologi" text:outline-level="2"/>Qi<text:tab/>Ekologi</text:p>
      <text:p text:style-name="Nivå_20_1">Qia<text:tab/>Limnologi</text:p>
      <text:p text:style-name="Nivå_20_1"/>
      <text:p text:style-name="Nivå_20_1"><text:toc-mark text:string-value="Qj. Naturskildringar" text:outline-level="2"/>Qj<text:tab/>Naturskildringar</text:p>
      <text:p text:style-name="Nivå_20_1"><text:toc-mark text:string-value="Qk. Miljöfrågor och naturfrågor" text:outline-level="2"/>Qk<text:tab/>Miljöfrågor och naturfrågor</text:p>
      <text:p text:style-name="Nivå_20_1"/>
      <text:p text:style-name="Nivå_20_1"><text:toc-mark text:string-value="Qn. Utväcklingslära" text:outline-level="2"/>Qn<text:tab/>Utvecklingslära</text:p>
      <text:p text:style-name="Nivå_20_2">Ona<text:tab/>Genetik</text:p>
      <text:p text:style-name="Nivå_20_1"><text:toc-mark text:string-value="Qq. Teknologi" text:outline-level="2"/>Qq<text:tab/>Teknologi</text:p>
      <text:p text:style-name="P17">R. Medicin</text:p>
      <text:p text:style-name="P14"/>
      <text:p text:style-name="Nivå_20_1"><text:toc-mark text:string-value="Ra. Anatomi" text:outline-level="2"/>Ra<text:tab/>Anatomi</text:p>
      <text:p text:style-name="Nivå_20_1"><text:toc-mark text:string-value="Rb. Allmän medicin" text:outline-level="2"/>Rb<text:tab/>Allmän medicin</text:p>
      <text:p text:style-name="Nivå_20_1"><text:toc-mark text:string-value="Rc. Kirurgi" text:outline-level="2"/>Rc<text:tab/>Kirurgi</text:p>
      <text:p text:style-name="Nivå_20_1"><text:toc-mark text:string-value="Rd. Samhällsmedicin, hygien, sexologi" text:outline-level="2"/>Rd<text:tab/>Samhällsmedicin, hygien, sexologi</text:p>
      <text:p text:style-name="Nivå_20_1"><text:toc-mark text:string-value="Re. Immunologi" text:outline-level="2"/><text:toc-mark text:string-value="Re. Immunologi" text:outline-level="2"/>Re<text:tab/>Immunologi</text:p>
      <text:p text:style-name="Nivå_20_1"><text:toc-mark text:string-value="Rf. Gynekologi och andrologi" text:outline-level="2"/>Rf<text:tab/>Gynekologi och andrologi</text:p>
      <text:p text:style-name="Nivå_20_1"><text:toc-mark text:string-value="Rg. Farmakologi" text:outline-level="2"/>Rg<text:tab/>Farmakologi</text:p>
      <text:p text:style-name="Nivå_20_1"><text:toc-mark text:string-value="Rh. Rättsmedicin" text:outline-level="2"/>Rh<text:tab/>Rättsmedicin</text:p>
      <text:p text:style-name="Nivå_20_1"><text:toc-mark text:string-value="Ri. Medicinsk genetik, mikrobiologi" text:outline-level="2"/>Ri<text:tab/>Medicinsk genetik, mikrobiologi</text:p>
      <text:p text:style-name="Nivå_20_1"><text:toc-mark text:string-value="Rj. Hälso- och sjukvård" text:outline-level="2"/>Rj<text:tab/>Hälso- och sjukvård</text:p>
      <text:p text:style-name="Nivå_20_1"><text:toc-mark text:string-value="Rk. Psykiatri" text:outline-level="2"/>Rk<text:tab/>Psykiatri</text:p>
      <text:p text:style-name="P21"><text:toc-mark text:string-value="S. Konst, musik, teater och film" text:outline-level="1"/>S. Konst, musik, teater och film</text:p>
      <text:p text:style-name="P28"/>
      <text:p text:style-name="Nivå_20_1"><text:toc-mark text:string-value="Sa. Musik" text:outline-level="2"/>Sa<text:tab/>Musik</text:p>
      <text:p text:style-name="Nivå_20_2">Saa<text:tab/>Klassisk</text:p>
      <text:p text:style-name="Nivå_20_2">Sab<text:tab/>Jazz</text:p>
      <text:p text:style-name="Nivå_20_2">Sac<text:tab/>Pop och rock</text:p>
      <text:p text:style-name="Nivå_20_2">Sae<text:tab/>Country</text:p>
      <text:p text:style-name="Nivå_20_2">Saf<text:tab/>Folkmusik</text:p>
      <text:p text:style-name="Nivå_20_2">Sag<text:tab/>Visor</text:p>
      <text:p text:style-name="Nivå_20_2"/>
      <text:p text:style-name="Nivå_20_1"><text:toc-mark text:string-value="Sb. Konst" text:outline-level="2"/>Sb<text:tab/>Konst</text:p>
      <text:p text:style-name="Nivå_20_2">Sba<text:tab/>Skulpturer</text:p>
      <text:p text:style-name="Nivå_20_2">Sbb<text:tab/>Målning</text:p>
      <text:p text:style-name="Nivå_20_2">Sbc<text:tab/>Grafisk konst</text:p>
      <text:p text:style-name="Nivå_20_2">Sbe<text:tab/>Konsthantverk</text:p>
      <text:p text:style-name="Nivå_20_3">Sbea<text:tab/>Textilkonst</text:p>
      <text:p text:style-name="Nivå_20_3">Sbeaa<text:tab/>Vävnader</text:p>
      <text:p text:style-name="Nivå_20_3">Sbeb<text:tab/>Ornamentik</text:p>
      <text:p text:style-name="Nivå_20_3">Sbec<text:tab/>Konsthantverk i trä</text:p>
      <text:p text:style-name="Nivå_20_3">Sbed<text:tab/>Konsthantverk i metall</text:p>
      <text:p text:style-name="Nivå_20_3">Sbee<text:tab/>Keramik och glas</text:p>
      <text:p text:style-name="Nivå_20_3">Sbef<text:tab/>Reklamkonst</text:p>
      <text:p text:style-name="Nivå_20_3">Sbeg<text:tab/>Klädhistoria</text:p>
      <text:p text:style-name="P28"/>
      <text:p text:style-name="Nivå_20_1"><text:toc-mark text:string-value="Sc. Arkitektur" text:outline-level="2"/>Sc<text:tab/>Arkitektur</text:p>
      <text:p text:style-name="P32">Sca<text:tab/>Byggnader för särskilda ändamål </text:p>
      <text:p text:style-name="Nivå_20_3">Scah<text:tab/>Byggnader för försvar </text:p>
      <text:p text:style-name="P32">Scm<text:tab/>Stadsplanekonst </text:p>
      <text:p text:style-name="P32">Scn<text:tab/>Landskapsarkitektur </text:p>
      <text:p text:style-name="P32">Sco<text:tab/>Byggnadsvård</text:p>
      <text:p text:style-name="P32"/>
      <text:p text:style-name="Nivå_20_1"><text:toc-mark text:string-value="Sd. Film" text:outline-level="2"/>Sd<text:tab/>Film / <text:span text:style-name="T17">Tv</text:span></text:p>
      <text:p text:style-name="Nivå_20_1"><text:toc-mark text:string-value="Se. Teater" text:outline-level="2"/>Se<text:tab/>Teater </text:p>
      <text:p text:style-name="P17">T. Skönlitteratur</text:p>
      <text:p text:style-name="P14"/>
      <text:p text:style-name="P59">g<text:tab/>Barn/ungdomslitteratur</text:p>
      <text:p text:style-name="P51">x<text:tab/>Översättningar</text:p>
      <text:p text:style-name="Nivå_20_5">y<text:tab/>I utländsk översättning</text:p>
      <text:p text:style-name="P14"/>
      <text:p text:style-name="Nivå_20_1"><text:toc-mark text:string-value="Ta. Svensk skönlitteratur" text:outline-level="2"/>Ta<text:tab/>Svensk skö<text:span text:style-name="T5">nlitteratur</text:span></text:p>
      <text:p text:style-name="Nivå_20_2">Tax<text:tab/>Utländska skönlitteratur i svensk översättning</text:p>
      <text:p text:style-name="P35"/>
      <text:p text:style-name="Nivå_20_1"><text:toc-mark text:string-value="Tb. Skönlitteratur på nordiska språk (utom Svenska)" text:outline-level="2"/>Tb<text:tab/>Skö<text:span text:style-name="T5">nlitteratur på n</text:span>ordiska språk (utom Svenska)</text:p>
      <text:p text:style-name="Nivå_20_2">Tba<text:tab/>Dansk skö<text:span text:style-name="T5">nlitteratur</text:span></text:p>
      <text:p text:style-name="Nivå_20_2">Tbb<text:tab/>Norsk skö<text:span text:style-name="T5">nlitteratur</text:span></text:p>
      <text:p text:style-name="Nivå_20_2">Tac<text:tab/>Isländsk skönlitteratur</text:p>
      <text:p text:style-name="P34"/>
      <text:p text:style-name="Nivå_20_1"><text:toc-mark text:string-value="Tc. Engelsk skönlitteratur" text:outline-level="2"/>Tc<text:tab/>Engelsk skönlitteratur</text:p>
      <text:p text:style-name="P17">U. Litteraturvetenskap</text:p>
      <text:p text:style-name="P14"/>
      <text:p text:style-name="Nivå_20_1">Ua<text:tab/>Svensk litteraturvetenskap</text:p>
      <text:p text:style-name="Nivå_20_2">Uaz<text:tab/>Särskild svensk författare</text:p>
      <text:p text:style-name="Nivå_20_1"/>
      <text:p text:style-name="Nivå_20_1"><text:toc-mark text:string-value="Ub. Nordisk litteraturvetenskap alm." text:outline-level="2"/>Ub<text:tab/>Nordisk litteraturvetenskap alm.</text:p>
      <text:p text:style-name="Nivå_20_2">Uba<text:tab/>Dansk litteraturvetenskap</text:p>
      <text:p text:style-name="Nivå_20_2">Ubb<text:tab/>Norsk litteraturvetenskap</text:p>
      <text:p text:style-name="Nivå_20_2">Ubc<text:tab/>Isländsk litteraturvetenskap</text:p>
      <text:p text:style-name="Nivå_20_2">Ubd<text:tab/>Färöisk litteraturvetenskap</text:p>
      <text:p text:style-name="Nivå_20_2">Ube<text:tab/>Fornnordisk litteraturvetenskap</text:p>
      <text:p text:style-name="Nivå_20_1"/>
      <text:p text:style-name="Nivå_20_1"><text:toc-mark text:string-value="Uc. Engelsk litteraturvetenskap" text:outline-level="2"/>Uc<text:tab/>Engelsk litteraturvetenskap</text:p>
      <text:p text:style-name="Nivå_20_1"><text:toc-mark text:string-value="Ud. Germansk litteraturvetenskap alm." text:outline-level="2"/>Ud<text:tab/>Germansk litteraturvetenskap alm.</text:p>
      <text:p text:style-name="Nivå_20_1"><text:toc-mark text:string-value="Ue. Fransk litteraturvetenskap" text:outline-level="2"/>Ue<text:tab/>Fransk litteraturvetenskap</text:p>
      <text:p text:style-name="Nivå_20_1"><text:toc-mark text:string-value="Uf. Italiensk litteraturvetenskap" text:outline-level="2"/>Uf<text:tab/>Italiensk litteraturvetenskap</text:p>
      <text:p text:style-name="Nivå_20_1"><text:toc-mark text:string-value="Ug. Latinska litteraturvetenskap alm." text:outline-level="2"/>Ug<text:tab/>Latinska litteraturvetenskap alm.</text:p>
      <text:p text:style-name="Nivå_20_1"/>
      <text:p text:style-name="Nivå_20_1"><text:toc-mark text:string-value="Uh. Latinsk och Grekisk litteraturvetenskap" text:outline-level="2"/>Uh<text:tab/>Latinsk och Grekisk litteraturvetenskap</text:p>
      <text:p text:style-name="Nivå_20_2">Uha<text:tab/>Grekisk litteraturvetenskap</text:p>
      <text:p text:style-name="Nivå_20_2">Uhc<text:tab/>Latinsk litteraturvetenskap</text:p>
      <text:p text:style-name="Nivå_20_1"/>
      <text:p text:style-name="Nivå_20_1"><text:toc-mark text:string-value="Ui. Keltiska litteraturvetenskap alm." text:outline-level="2"/>Ui<text:tab/>Keltiska litteraturvetenskap alm.</text:p>
      <text:p text:style-name="Nivå_20_1"><text:toc-mark text:string-value="Uj. Slaviska litteraturvetenskap alm." text:outline-level="2"/>Uj<text:tab/>Slaviska litteraturvetenskap alm.</text:p>
      <text:p text:style-name="Nivå_20_1"><text:toc-mark text:string-value="Uk. Indoeuropeiska litteraturvetenskap alm." text:outline-level="2"/>Uk<text:tab/>Indoeuropeiska litteraturvetenskap alm.</text:p>
      <text:p text:style-name="Nivå_20_1"><text:toc-mark text:string-value="Ul. Finskugriska litteraturvetenskap alm." text:outline-level="2"/>Ul<text:tab/>Finskugriska litteraturvetenskap alm.</text:p>
      <text:p text:style-name="Nivå_20_2">Ula<text:tab/>Finsk litteraturvetenskap</text:p>
      <text:p text:style-name="Nivå_20_1"/>
      <text:p text:style-name="Nivå_20_1"><text:toc-mark text:string-value="Um. Semitiska litteraturvetenskap" text:outline-level="2"/>Um<text:tab/>Semitiska litteraturvetenskap</text:p>
      <text:p text:style-name="Nivå_20_1"><text:toc-mark text:string-value="Un. Asiatiska litteraturvetenskap" text:outline-level="2"/>Un<text:tab/>Asiatiska litteraturvetenskap</text:p>
      <text:p text:style-name="Nivå_20_1">Uo<text:tab/>Övriga litteraturvetenskap</text:p>
      <text:p text:style-name="Nivå_20_1"/>
      <text:p text:style-name="Nivå_20_1"><text:toc-mark text:string-value="Uz. Särskild utländsk författare" text:outline-level="2"/>Uz<text:tab/>Särskild utländsk författ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lbany AMT" svg:font-family="'Albany AM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ivå_20_1" style:display-name="Nivå 1" style:family="paragraph" style:parent-style-name="Standard" style:next-style-name="Nivå_20_2" style:class="text" style:master-page-name="">
      <style:paragraph-properties fo:margin-left="1.251cm" fo:margin-right="0cm" fo:margin-top="0cm" fo:margin-bottom="0cm" style:contextual-spacing="false" fo:text-indent="-1.251cm" style:auto-text-indent="false" style:page-number="auto">
        <style:tab-stops/>
      </style:paragraph-properties>
      <style:text-properties fo:font-size="14pt" style:font-size-asian="10.5pt"/>
    </style:style>
    <style:style style:name="Nivå_20_2" style:display-name="Nivå 2" style:family="paragraph" style:parent-style-name="Nivå_20_1" style:class="text">
      <style:paragraph-properties fo:margin-top="0cm" fo:margin-bottom="0cm" style:contextual-spacing="false"/>
      <style:text-properties fo:font-size="12pt" fo:font-style="normal" fo:font-weight="normal"/>
    </style:style>
    <style:style style:name="Title" style:family="paragraph" style:parent-style-name="Standard" style:next-style-name="Subtitle" style:class="chapter">
      <style:paragraph-properties fo:margin-left="0.501cm" fo:margin-right="0cm" fo:margin-top="0.423cm" fo:margin-bottom="0.212cm" style:contextual-spacing="false" fo:text-align="center" style:justify-single-word="false" fo:text-indent="0cm" style:auto-text-indent="false" fo:keep-with-next="always"/>
      <style:text-properties style:font-name="Verdana1" fo:font-family="Verdana" style:font-family-generic="swiss" style:font-pitch="variable" fo:font-size="16pt" style:font-name-asian="Albany AMT" style:font-family-asian="'Albany AMT'" style:font-family-generic-asian="system" style:font-pitch-asian="variable" style:font-size-asian="2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Standard" style:class="text">
      <style:paragraph-properties fo:margin-left="2cm" fo:margin-right="0cm" fo:margin-top="0.176cm" fo:margin-bottom="0cm" style:contextual-spacing="false" fo:text-indent="-2cm" style:auto-text-indent="false" fo:keep-with-next="always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Verdana" fo:font-family="Verdana" style:font-style-name="Normal" style:font-family-generic="swiss" style:font-pitch="variable" fo:font-size="18pt" fo:font-style="normal" fo:font-weight="normal" style:letter-kerning="true" style:font-size-asian="14pt" style:font-style-asian="italic"/>
    </style:style>
    <style:style style:name="Huvudgrupper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4pt" style:font-size-asian="10.5pt"/>
    </style:style>
    <style:style style:name="Nivå_20_3" style:display-name="Nivå 3" style:family="paragraph" style:parent-style-name="Nivå_20_2" style:class="text">
      <style:text-properties fo:font-size="10pt"/>
    </style:style>
    <style:style style:name="Nivå_20_4" style:display-name="Nivå 4" style:family="paragraph" style:parent-style-name="Nivå_20_3" style:class="text">
      <style:text-properties fo:font-size="8pt"/>
    </style:style>
    <style:style style:name="Nivå_20_5" style:display-name="Nivå 5" style:family="paragraph" style:parent-style-name="Nivå_20_4" style:class="text">
      <style:text-properties fo:font-size="8pt" fo:font-style="normal" fo:font-weight="normal"/>
    </style:style>
    <style:style style:name="Heading_20_2" style:display-name="Heading 2" style:family="paragraph" style:parent-style-name="Heading_20_1" style:next-style-name="Standard" style:class="text">
      <style:paragraph-properties fo:margin-left="2cm" fo:margin-right="0cm" fo:margin-top="0cm" fo:margin-bottom="0.049cm" style:contextual-spacing="false" fo:text-indent="-2cm" style:auto-text-indent="false" style:shadow="none">
        <style:tab-stops>
          <style:tab-stop style:position="1.499cm"/>
          <style:tab-stop style:position="2cm"/>
          <style:tab-stop style:position="2.3cm"/>
        </style:tab-stops>
      </style:paragraph-properties>
      <style:text-properties style:font-name="Verdana" fo:font-family="Verdana" style:font-style-name="Normal" style:font-family-generic="swiss" style:font-pitch="variable" fo:font-size="12pt" fo:font-style="normal" fo:font-weight="normal" style:font-size-asian="11pt" style:font-style-asian="italic"/>
    </style:style>
    <style:style style:name="Pungtlista" style:family="paragraph" style:parent-style-name="Standard" style:master-page-name="">
      <style:paragraph-properties fo:margin-left="-1.101cm" fo:margin-right="0cm" fo:text-indent="0cm" style:auto-text-indent="false"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ivå_20_5b" style:display-name="Nivå 5b" style:family="paragraph" style:parent-style-name="Nivå_20_5" style:master-page-name="">
      <style:paragraph-properties fo:margin-left="1.251cm" fo:margin-right="0cm" fo:text-indent="-1.251cm" style:auto-text-indent="false" style:page-number="auto">
        <style:tab-stops/>
      </style:paragraph-properties>
      <style:text-properties style:font-size-asian="10.5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ex" style:family="text">
      <style:text-properties style:use-window-font-color="true" style:font-name="Verdana1" fo:font-family="Verdana" style:font-family-generic="swiss" style:font-pitch="variable" fo:font-size="10pt" fo:language="sv" fo:country="S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5a8d4" officeooo:paragraph-rsid="0025a8d4"/>
    </style:style>
    <style:style style:name="MP2" style:family="paragraph" style:parent-style-name="Footer">
      <style:paragraph-properties fo:margin-left="0cm" fo:margin-right="0cm" fo:text-indent="0cm" style:auto-text-indent="false">
        <style:tab-stops>
          <style:tab-stop style:position="8.772cm" style:type="center"/>
          <style:tab-stop style:position="17.5cm" style:type="right"/>
        </style:tab-stops>
      </style:paragraph-properties>
      <style:text-properties officeooo:paragraph-rsid="001b7c72"/>
    </style:style>
    <style:style style:name="MP3" style:family="paragraph" style:parent-style-name="Header">
      <style:text-properties officeooo:rsid="0025a8d4" officeooo:paragraph-rsid="00294f39"/>
    </style:style>
    <style:style style:name="MP4" style:family="paragraph" style:parent-style-name="Header">
      <style:text-properties officeooo:paragraph-rsid="00294f39"/>
    </style:style>
    <style:style style:name="MT1" style:family="text">
      <style:text-properties officeooo:rsid="0028f29f"/>
    </style:style>
    <style:style style:name="MT2" style:family="text">
      <style:text-properties officeooo:rsid="0025a8d4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ab/>Librix <text:span text:style-name="MT1">(</text:span><text:user-defined style:data-style-name="N0" text:name="Version">2.1</text:user-defined><text:span text:style-name="MT1">)</text:span></text:p>
      </style:header>
      <style:footer>
        <text:p text:style-name="MP2"><text:page-number text:select-page="current">0</text:page-number><text:tab/><text:tab/></text:p>
      </style:footer>
      <style:footer-left>
        <text:p text:style-name="MP2"><text:tab/><text:tab/><text:page-number text:select-page="current">2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Librix <text:span text:style-name="MT1">(</text:span><text:user-defined style:data-style-name="N0" text:name="Version">2.1</text:user-defined><text:span text:style-name="MT1">)</text:span></text:p>
      </style:header>
      <style:footer>
        <text:p text:style-name="Footer"><text:tab/><text:tab/><text:page-number text:select-page="current">31</text:page-number></text:p>
      </style:footer>
    </style:master-page>
    <style:master-page style:name="Left_20_Page" style:display-name="Left Page" style:page-layout-name="Mpm4" style:next-style-name="Right_20_Page">
      <style:header>
        <text:p text:style-name="MP4"><text:tab/><text:span text:style-name="MT2">Librix (</text:span><text:span text:style-name="MT2"><text:user-defined style:data-style-name="N0" text:name="Version">2.1</text:user-defined></text:span><text:span text:style-name="MT2">)</text:span></text:p>
      </style:header>
      <style:footer>
        <text:p text:style-name="Footer"><text:page-number text:select-page="current">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01:35:21.066804244</meta:creation-date>
    <dc:date>2016-01-16T12:46:20.634476682</dc:date>
    <meta:editing-duration>PT5H1M27S</meta:editing-duration>
    <meta:editing-cycles>28</meta:editing-cycles>
    <meta:generator>LibreOffice/4.2.8.2$Linux_X86_64 LibreOffice_project/420m0$Build-2</meta:generator>
    <dc:title>Librix</dc:title>
    <meta:document-statistic meta:table-count="0" meta:image-count="0" meta:object-count="0" meta:page-count="31" meta:paragraph-count="1177" meta:word-count="3402" meta:character-count="23614" meta:non-whitespace-character-count="21220"/>
    <meta:user-defined meta:name="Av">Christopher Leonardsson</meta:user-defined>
    <meta:user-defined meta:name="Skapad">201512</meta:user-defined>
    <meta:user-defined meta:name="Utskriven">201512</meta:user-defined>
    <meta:user-defined meta:name="Version">2.1</meta:user-defined>
  </office:meta>
</office:document-meta>
</file>